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2291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0.5291in"/>
    </style:style>
    <style:style style:name="co23" style:family="table-column">
      <style:table-column-properties fo:break-before="auto" style:column-width="0.5799in"/>
    </style:style>
    <style:style style:name="co24" style:family="table-column">
      <style:table-column-properties fo:break-before="auto" style:column-width="0.5126in"/>
    </style:style>
    <style:style style:name="co7" style:family="table-column">
      <style:table-column-properties fo:break-before="auto" style:column-width="0.2362in"/>
    </style:style>
    <style:style style:name="co8" style:family="table-column">
      <style:table-column-properties fo:break-before="auto" style:column-width="3.0701in"/>
    </style:style>
    <style:style style:name="co9" style:family="table-column">
      <style:table-column-properties fo:break-before="auto" style:column-width="1.3043in"/>
    </style:style>
    <style:style style:name="co10" style:family="table-column">
      <style:table-column-properties fo:break-before="auto" style:column-width="1.8917in"/>
    </style:style>
    <style:style style:name="co11" style:family="table-column">
      <style:table-column-properties fo:break-before="auto" style:column-width="1.1618in"/>
    </style:style>
    <style:style style:name="co12" style:family="table-column">
      <style:table-column-properties fo:break-before="auto" style:column-width="0.7756in"/>
    </style:style>
    <style:style style:name="co13" style:family="table-column">
      <style:table-column-properties fo:break-before="auto" style:column-width="0.7252in"/>
    </style:style>
    <style:style style:name="co15" style:family="table-column">
      <style:table-column-properties fo:break-before="auto" style:column-width="0.868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0.8173in"/>
    </style:style>
    <style:style style:name="co19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3.161in"/>
    </style:style>
    <style:style style:name="co26" style:family="table-column">
      <style:table-column-properties fo:break-before="auto" style:column-width="1.38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1.6854in"/>
    </style:style>
    <style:style style:name="co29" style:family="table-column">
      <style:table-column-properties fo:break-before="auto" style:column-width="1.1827in"/>
    </style:style>
    <style:style style:name="ro2" style:family="table-row">
      <style:table-row-properties style:row-height="0.1882in" fo:break-before="auto" style:use-optimal-row-height="true"/>
    </style:style>
    <style:style style:name="ro1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/>
      <style:text-properties style:text-position=""/>
    </style:style>
    <style:style style:name="ce16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yi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yi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text-position=""/>
    </style:style>
    <style:style style:name="ce2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33" style:family="table-cell" style:parent-style-name="Default">
      <style:table-cell-properties fo:background-color="#ff0000" fo:wrap-option="wrap"/>
      <style:text-properties fo:color="#000000" style:text-outline="false" style:text-line-through-style="none" style:text-position="" style:font-name="Segoe UI" fo:font-size="5.09999990463257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yi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yi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ecf00"/>
    </style:style>
    <style:style style:name="ce44" style:family="table-cell" style:parent-style-name="Default">
      <style:table-cell-properties fo:background-color="#99ccff"/>
    </style:style>
    <style:style style:name="ce45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d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0"/>
    <style:style style:name="ce53" style:family="table-cell" style:parent-style-name="Default">
      <style:table-cell-properties fo:background-color="#00d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7" table:default-cell-style-name="Default"/>
        <table:table-column table:style-name="co8" table:default-cell-style-name="ce36"/>
        <table:table-column table:style-name="co9" table:default-cell-style-name="ce44"/>
        <table:table-column table:style-name="co10" table:default-cell-style-name="ce44"/>
        <table:table-column table:style-name="co11" table:default-cell-style-name="ce48"/>
        <table:table-column table:style-name="co12" table:default-cell-style-name="ce49"/>
        <table:table-column table:style-name="co13" table:default-cell-style-name="Default"/>
        <table:table-column table:style-name="co15" table:default-cell-style-name="ce49"/>
        <table:table-column table:style-name="co16" table:default-cell-style-name="ce49"/>
        <table:table-column table:style-name="co17" table:default-cell-style-name="ce48"/>
        <table:table-column table:style-name="co18" table:default-cell-style-name="Default"/>
        <table:table-column table:style-name="co14" table:number-columns-repeated="2" table:default-cell-style-name="ce49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48"/>
        <table:table-column table:style-name="co14" table:default-cell-style-name="ce48"/>
        <table:table-column table:style-name="co28" table:default-cell-style-name="Default"/>
        <table:table-column table:style-name="co29" table:default-cell-style-name="Default"/>
        <table:table-column table:style-name="co14" table:number-columns-repeated="998" table:default-cell-style-name="Default"/>
        <table:table-row table:style-name="ro2">
          <table:table-cell table:style-name="ce19"/>
          <table:table-cell table:style-name="ce21"/>
          <table:table-cell table:style-name="ce19" table:number-columns-repeated="1016"/>
        </table:table-row>
        <table:table-row table:style-name="ro5">
          <table:table-cell table:style-name="ce20"/>
          <table:table-cell office:value-type="string">
            <text:p>STS</text:p>
          </table:table-cell>
          <table:table-cell table:style-name="ce42" office:value-type="string">
            <text:p>Aramaic,Imperial</text:p>
          </table:table-cell>
          <table:table-cell table:style-name="ce42" office:value-type="string">
            <text:p>Phoenician</text:p>
          </table:table-cell>
          <table:table-cell table:style-name="ce46" office:value-type="string">
            <text:p>Syriac (edessa)</text:p>
          </table:table-cell>
          <table:table-cell table:style-name="ce20" office:value-type="string">
            <text:p>Nabatean</text:p>
          </table:table-cell>
          <table:table-cell table:style-name="ce20" office:value-type="string">
            <text:p>Nab Final</text:p>
          </table:table-cell>
          <table:table-cell table:style-name="ce50" office:value-type="string">
            <text:p>Palmyrene</text:p>
          </table:table-cell>
          <table:table-cell table:style-name="ce50" office:value-type="string">
            <text:p>Final</text:p>
          </table:table-cell>
          <table:table-cell table:style-name="ce46" office:value-type="string">
            <text:p>HEBREW</text:p>
          </table:table-cell>
          <table:table-cell table:style-name="ce20" office:value-type="string">
            <text:p>Hatran</text:p>
          </table:table-cell>
          <table:table-cell table:style-name="ce50" office:value-type="string">
            <text:p>Samaritan</text:p>
          </table:table-cell>
          <table:table-cell table:style-name="ce50" office:value-type="string">
            <text:p>Ugaritic</text:p>
          </table:table-cell>
          <table:table-cell table:style-name="ce20" office:value-type="string">
            <text:p>Old North Arabian</text:p>
          </table:table-cell>
          <table:table-cell table:style-name="ce20" office:value-type="string">
            <text:p>Old South Arabian</text:p>
          </table:table-cell>
          <table:table-cell office:value-type="string">
            <text:p>QURANIC ARABIC</text:p>
          </table:table-cell>
          <table:table-cell table:style-name="ce46" office:value-type="string">
            <text:p>ARABIC</text:p>
          </table:table-cell>
          <table:table-cell table:style-name="ce46" office:value-type="string">
            <text:p>ETHIOPIC</text:p>
          </table:table-cell>
          <table:table-cell table:style-name="ce20" office:value-type="string">
            <text:p>Inscriptional Parthian?</text:p>
          </table:table-cell>
          <table:table-cell table:style-name="ce20" office:value-type="string">
            <text:p>Manichaean</text:p>
          </table:table-cell>
          <table:table-cell table:style-name="ce20" office:value-type="string">
            <text:p>Mandaic</text:p>
          </table:table-cell>
          <table:table-cell table:style-name="ce20" table:number-columns-repeated="997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style-name="ce43" office:value-type="float" office:value="10840">
            <text:p>10840</text:p>
          </table:table-cell>
          <table:table-cell table:style-name="ce43" office:value-type="float" office:value="10900">
            <text:p>10900</text:p>
          </table:table-cell>
          <table:table-cell table:style-name="ce39" office:value-type="string">
            <text:p>ܐ </text:p>
          </table:table-cell>
          <table:table-cell office:value-type="float" office:value="10881">
            <text:p>10881</text:p>
          </table:table-cell>
          <table:table-cell table:style-name="ce43" office:value-type="float" office:value="10880">
            <text:p>10880</text:p>
          </table:table-cell>
          <table:table-cell table:style-name="ce43" office:value-type="float" office:value="10860">
            <text:p>10860</text:p>
          </table:table-cell>
          <table:table-cell table:style-name="ce43"/>
          <table:table-cell office:value-type="string">
            <text:p>א</text:p>
          </table:table-cell>
          <table:table-cell table:style-name="ce52" office:value-type="string">
            <text:p>108E0</text:p>
          </table:table-cell>
          <table:table-cell table:style-name="ce43" table:formula="of:=&quot;0800&quot;&amp;[.A3]" office:value-type="string" office:string-value="08000">
            <text:p>08000</text:p>
          </table:table-cell>
          <table:table-cell office:value-type="float" office:value="10380">
            <text:p>10380</text:p>
          </table:table-cell>
          <table:table-cell office:value-type="string">
            <text:p>10A91</text:p>
          </table:table-cell>
          <table:table-cell office:value-type="string">
            <text:p>10A71</text:p>
          </table:table-cell>
          <table:table-cell table:style-name="ce48" office:value-type="string">
            <text:p>ا</text:p>
          </table:table-cell>
          <table:table-cell office:value-type="string">
            <text:p>ا</text:p>
          </table:table-cell>
          <table:table-cell table:style-name="ce53" office:value-type="string">
            <text:p>አ </text:p>
          </table:table-cell>
          <table:table-cell office:value-type="string">
            <text:p>10B40</text:p>
          </table:table-cell>
          <table:table-cell office:value-type="string">
            <text:p>MORE THAN 22</text:p>
          </table:table-cell>
          <table:table-cell table:number-columns-repeated="998"/>
        </table:table-row>
        <table:table-row table:style-name="ro2">
          <table:table-cell office:value-type="float" office:value="1">
            <text:p>1</text:p>
          </table:table-cell>
          <table:table-cell table:style-name="ce37" office:value-type="string">
            <text:p>b</text:p>
          </table:table-cell>
          <table:table-cell table:style-name="ce43" office:value-type="float" office:value="10841">
            <text:p>10841</text:p>
          </table:table-cell>
          <table:table-cell table:style-name="ce43" office:value-type="float" office:value="10901">
            <text:p>10901</text:p>
          </table:table-cell>
          <table:table-cell table:style-name="ce39" office:value-type="string">
            <text:p>ܒ </text:p>
          </table:table-cell>
          <table:table-cell office:value-type="float" office:value="10883">
            <text:p>10883</text:p>
          </table:table-cell>
          <table:table-cell table:style-name="ce43" office:value-type="float" office:value="10882">
            <text:p>10882</text:p>
          </table:table-cell>
          <table:table-cell table:style-name="ce43" office:value-type="float" office:value="10861">
            <text:p>10861</text:p>
          </table:table-cell>
          <table:table-cell table:style-name="ce43"/>
          <table:table-cell office:value-type="string">
            <text:p>ב</text:p>
          </table:table-cell>
          <table:table-cell table:style-name="ce52" office:value-type="string">
            <text:p>108E1</text:p>
          </table:table-cell>
          <table:table-cell table:style-name="ce43" table:formula="of:=&quot;0800&quot;&amp;[.A4]" office:value-type="string" office:string-value="08001">
            <text:p>08001</text:p>
          </table:table-cell>
          <table:table-cell office:value-type="float" office:value="10381">
            <text:p>10381</text:p>
          </table:table-cell>
          <table:table-cell office:value-type="string">
            <text:p>10A88</text:p>
          </table:table-cell>
          <table:table-cell office:value-type="string">
            <text:p>10A68</text:p>
          </table:table-cell>
          <table:table-cell table:style-name="ce48" office:value-type="string">
            <text:p>ت</text:p>
          </table:table-cell>
          <table:table-cell office:value-type="string">
            <text:p>ب</text:p>
          </table:table-cell>
          <table:table-cell table:style-name="ce53" office:value-type="string">
            <text:p>በ </text:p>
          </table:table-cell>
          <table:table-cell office:value-type="string">
            <text:p>10B41</text:p>
          </table:table-cell>
          <table:table-cell/>
          <table:table-cell office:value-type="float" office:value="841">
            <text:p>841</text:p>
          </table:table-cell>
          <table:table-cell table:number-columns-repeated="997"/>
        </table:table-row>
        <table:table-row table:style-name="ro2">
          <table:table-cell office:value-type="float" office:value="2">
            <text:p>2</text:p>
          </table:table-cell>
          <table:table-cell table:style-name="ce37" office:value-type="string">
            <text:p>g</text:p>
          </table:table-cell>
          <table:table-cell office:value-type="float" office:value="10842">
            <text:p>10842</text:p>
          </table:table-cell>
          <table:table-cell office:value-type="float" office:value="10902">
            <text:p>10902</text:p>
          </table:table-cell>
          <table:table-cell table:style-name="ce39" office:value-type="string">
            <text:p>ܓ </text:p>
          </table:table-cell>
          <table:table-cell office:value-type="float" office:value="10884">
            <text:p>10884</text:p>
          </table:table-cell>
          <table:table-cell/>
          <table:table-cell office:value-type="float" office:value="10862">
            <text:p>10862</text:p>
          </table:table-cell>
          <table:table-cell/>
          <table:table-cell office:value-type="string">
            <text:p>ג</text:p>
          </table:table-cell>
          <table:table-cell table:style-name="ce52" office:value-type="string">
            <text:p>108E2</text:p>
          </table:table-cell>
          <table:table-cell table:formula="of:=&quot;0800&quot;&amp;[.A5]" office:value-type="string" office:string-value="08002">
            <text:p>08002</text:p>
          </table:table-cell>
          <table:table-cell office:value-type="float" office:value="10382">
            <text:p>10382</text:p>
          </table:table-cell>
          <table:table-cell office:value-type="string">
            <text:p>10A94</text:p>
          </table:table-cell>
          <table:table-cell office:value-type="string">
            <text:p>10A74</text:p>
          </table:table-cell>
          <table:table-cell table:style-name="ce48" office:value-type="string">
            <text:p>ح</text:p>
          </table:table-cell>
          <table:table-cell office:value-type="string">
            <text:p>ج</text:p>
          </table:table-cell>
          <table:table-cell table:style-name="ce53" office:value-type="string">
            <text:p>ገ </text:p>
          </table:table-cell>
          <table:table-cell office:value-type="string">
            <text:p>10B42</text:p>
          </table:table-cell>
          <table:table-cell/>
          <table:table-cell office:value-type="float" office:value="842">
            <text:p>842</text:p>
          </table:table-cell>
          <table:table-cell table:number-columns-repeated="99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0843">
            <text:p>10843</text:p>
          </table:table-cell>
          <table:table-cell office:value-type="float" office:value="10903">
            <text:p>10903</text:p>
          </table:table-cell>
          <table:table-cell table:style-name="ce39" office:value-type="string">
            <text:p>ܕ </text:p>
          </table:table-cell>
          <table:table-cell office:value-type="float" office:value="10885">
            <text:p>10885</text:p>
          </table:table-cell>
          <table:table-cell/>
          <table:table-cell office:value-type="float" office:value="10863">
            <text:p>10863</text:p>
          </table:table-cell>
          <table:table-cell/>
          <table:table-cell office:value-type="string">
            <text:p>ד</text:p>
          </table:table-cell>
          <table:table-cell table:style-name="ce52" office:value-type="string">
            <text:p>108E3 (d/r)</text:p>
          </table:table-cell>
          <table:table-cell table:formula="of:=&quot;0800&quot;&amp;[.A6]" office:value-type="string" office:string-value="08003">
            <text:p>08003</text:p>
          </table:table-cell>
          <table:table-cell office:value-type="float" office:value="10384">
            <text:p>10384</text:p>
          </table:table-cell>
          <table:table-cell office:value-type="string">
            <text:p>10A95</text:p>
          </table:table-cell>
          <table:table-cell office:value-type="string">
            <text:p>10A75</text:p>
          </table:table-cell>
          <table:table-cell table:style-name="ce48" office:value-type="string">
            <text:p>د</text:p>
          </table:table-cell>
          <table:table-cell office:value-type="string">
            <text:p>د</text:p>
          </table:table-cell>
          <table:table-cell table:style-name="ce53" office:value-type="string">
            <text:p>ደ </text:p>
          </table:table-cell>
          <table:table-cell office:value-type="string">
            <text:p>10B43</text:p>
          </table:table-cell>
          <table:table-cell/>
          <table:table-cell office:value-type="float" office:value="843">
            <text:p>843</text:p>
          </table:table-cell>
          <table:table-cell table:number-columns-repeated="99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style-name="ce43" office:value-type="float" office:value="10844">
            <text:p>10844</text:p>
          </table:table-cell>
          <table:table-cell table:style-name="ce43" office:value-type="float" office:value="10904">
            <text:p>10904</text:p>
          </table:table-cell>
          <table:table-cell table:style-name="ce39" office:value-type="string">
            <text:p>ܗ </text:p>
          </table:table-cell>
          <table:table-cell office:value-type="float" office:value="10887">
            <text:p>10887</text:p>
          </table:table-cell>
          <table:table-cell table:style-name="ce43" office:value-type="float" office:value="10886">
            <text:p>10886</text:p>
          </table:table-cell>
          <table:table-cell table:style-name="ce43" office:value-type="float" office:value="10864">
            <text:p>10864</text:p>
          </table:table-cell>
          <table:table-cell table:style-name="ce43"/>
          <table:table-cell office:value-type="string">
            <text:p>ה</text:p>
          </table:table-cell>
          <table:table-cell table:style-name="ce52" office:value-type="string">
            <text:p>108E4</text:p>
          </table:table-cell>
          <table:table-cell table:style-name="ce43" table:formula="of:=&quot;0800&quot;&amp;[.A7]" office:value-type="string" office:string-value="08004">
            <text:p>08004</text:p>
          </table:table-cell>
          <table:table-cell office:value-type="float" office:value="10385">
            <text:p>10385</text:p>
          </table:table-cell>
          <table:table-cell office:value-type="string">
            <text:p>10A80</text:p>
          </table:table-cell>
          <table:table-cell office:value-type="string">
            <text:p>10A60</text:p>
          </table:table-cell>
          <table:table-cell table:style-name="ce48" office:value-type="string">
            <text:p>ه</text:p>
          </table:table-cell>
          <table:table-cell office:value-type="string">
            <text:p>ه</text:p>
          </table:table-cell>
          <table:table-cell table:style-name="ce53" office:value-type="string">
            <text:p>ሀ </text:p>
          </table:table-cell>
          <table:table-cell office:value-type="string">
            <text:p>10B44</text:p>
          </table:table-cell>
          <table:table-cell/>
          <table:table-cell office:value-type="float" office:value="844">
            <text:p>844</text:p>
          </table:table-cell>
          <table:table-cell table:number-columns-repeated="99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float" office:value="10845">
            <text:p>10845</text:p>
          </table:table-cell>
          <table:table-cell office:value-type="float" office:value="10905">
            <text:p>10905</text:p>
          </table:table-cell>
          <table:table-cell table:style-name="ce39" office:value-type="string">
            <text:p>ܘ </text:p>
          </table:table-cell>
          <table:table-cell office:value-type="float" office:value="10888">
            <text:p>10888</text:p>
          </table:table-cell>
          <table:table-cell/>
          <table:table-cell office:value-type="float" office:value="10865">
            <text:p>10865</text:p>
          </table:table-cell>
          <table:table-cell/>
          <table:table-cell office:value-type="string">
            <text:p>ו</text:p>
          </table:table-cell>
          <table:table-cell table:style-name="ce52" office:value-type="string">
            <text:p>108E5</text:p>
          </table:table-cell>
          <table:table-cell table:formula="of:=&quot;0800&quot;&amp;[.A8]" office:value-type="string" office:string-value="08005">
            <text:p>08005</text:p>
          </table:table-cell>
          <table:table-cell office:value-type="float" office:value="10386">
            <text:p>10386</text:p>
          </table:table-cell>
          <table:table-cell office:value-type="string">
            <text:p>10A85</text:p>
          </table:table-cell>
          <table:table-cell office:value-type="string">
            <text:p>10A65</text:p>
          </table:table-cell>
          <table:table-cell table:style-name="ce48" office:value-type="string">
            <text:p>و</text:p>
          </table:table-cell>
          <table:table-cell office:value-type="string">
            <text:p>و</text:p>
          </table:table-cell>
          <table:table-cell table:style-name="ce53" office:value-type="string">
            <text:p>ወ </text:p>
          </table:table-cell>
          <table:table-cell office:value-type="string">
            <text:p>10B45</text:p>
          </table:table-cell>
          <table:table-cell/>
          <table:table-cell office:value-type="float" office:value="845">
            <text:p>845</text:p>
          </table:table-cell>
          <table:table-cell table:number-columns-repeated="997"/>
        </table:table-row>
        <table:table-row table:style-name="ro2">
          <table:table-cell office:value-type="float" office:value="6">
            <text:p>6</text:p>
          </table:table-cell>
          <table:table-cell table:style-name="ce37" office:value-type="string">
            <text:p>z</text:p>
          </table:table-cell>
          <table:table-cell office:value-type="float" office:value="10846">
            <text:p>10846</text:p>
          </table:table-cell>
          <table:table-cell office:value-type="float" office:value="10906">
            <text:p>10906</text:p>
          </table:table-cell>
          <table:table-cell table:style-name="ce39" office:value-type="string">
            <text:p>ܙ </text:p>
          </table:table-cell>
          <table:table-cell office:value-type="float" office:value="10889">
            <text:p>10889</text:p>
          </table:table-cell>
          <table:table-cell/>
          <table:table-cell office:value-type="float" office:value="10866">
            <text:p>10866</text:p>
          </table:table-cell>
          <table:table-cell/>
          <table:table-cell office:value-type="string">
            <text:p>ז</text:p>
          </table:table-cell>
          <table:table-cell table:style-name="ce52" office:value-type="string">
            <text:p>108E6</text:p>
          </table:table-cell>
          <table:table-cell table:formula="of:=&quot;0800&quot;&amp;[.A9]" office:value-type="string" office:string-value="08006">
            <text:p>08006</text:p>
          </table:table-cell>
          <table:table-cell office:value-type="float" office:value="10387">
            <text:p>10387</text:p>
          </table:table-cell>
          <table:table-cell office:value-type="string">
            <text:p>10A98</text:p>
          </table:table-cell>
          <table:table-cell office:value-type="string">
            <text:p>10A78</text:p>
          </table:table-cell>
          <table:table-cell table:style-name="ce48" office:value-type="string">
            <text:p>ز</text:p>
          </table:table-cell>
          <table:table-cell office:value-type="string">
            <text:p>ز</text:p>
          </table:table-cell>
          <table:table-cell table:style-name="ce53" office:value-type="string">
            <text:p>ዘ </text:p>
          </table:table-cell>
          <table:table-cell office:value-type="string">
            <text:p>10B46</text:p>
          </table:table-cell>
          <table:table-cell/>
          <table:table-cell office:value-type="float" office:value="846">
            <text:p>846</text:p>
          </table:table-cell>
          <table:table-cell table:number-columns-repeated="997"/>
        </table:table-row>
        <table:table-row table:style-name="ro2">
          <table:table-cell office:value-type="float" office:value="7">
            <text:p>7</text:p>
          </table:table-cell>
          <table:table-cell table:style-name="ce37" office:value-type="string">
            <text:p>ḥ</text:p>
          </table:table-cell>
          <table:table-cell office:value-type="float" office:value="10847">
            <text:p>10847</text:p>
          </table:table-cell>
          <table:table-cell office:value-type="float" office:value="10907">
            <text:p>10907</text:p>
          </table:table-cell>
          <table:table-cell table:style-name="ce39" office:value-type="string">
            <text:p>ܚ </text:p>
          </table:table-cell>
          <table:table-cell office:value-type="string">
            <text:p>1088A</text:p>
          </table:table-cell>
          <table:table-cell/>
          <table:table-cell office:value-type="float" office:value="10867">
            <text:p>10867</text:p>
          </table:table-cell>
          <table:table-cell/>
          <table:table-cell office:value-type="string">
            <text:p>ח</text:p>
          </table:table-cell>
          <table:table-cell table:style-name="ce52" office:value-type="string">
            <text:p>108E7</text:p>
          </table:table-cell>
          <table:table-cell table:formula="of:=&quot;0800&quot;&amp;[.A10]" office:value-type="string" office:string-value="08007">
            <text:p>08007</text:p>
          </table:table-cell>
          <table:table-cell office:value-type="float" office:value="10388">
            <text:p>10388</text:p>
          </table:table-cell>
          <table:table-cell office:value-type="string">
            <text:p>10A82</text:p>
          </table:table-cell>
          <table:table-cell office:value-type="string">
            <text:p>10A62</text:p>
          </table:table-cell>
          <table:table-cell table:style-name="ce48" office:value-type="string">
            <text:p>ح</text:p>
          </table:table-cell>
          <table:table-cell office:value-type="string">
            <text:p>ح</text:p>
          </table:table-cell>
          <table:table-cell table:style-name="ce53" office:value-type="string">
            <text:p>ሐ </text:p>
          </table:table-cell>
          <table:table-cell office:value-type="string">
            <text:p>10B47</text:p>
          </table:table-cell>
          <table:table-cell/>
          <table:table-cell office:value-type="float" office:value="847">
            <text:p>847</text:p>
          </table:table-cell>
          <table:table-cell table:number-columns-repeated="99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ṭ</text:p>
          </table:table-cell>
          <table:table-cell office:value-type="float" office:value="10848">
            <text:p>10848</text:p>
          </table:table-cell>
          <table:table-cell office:value-type="float" office:value="10908">
            <text:p>10908</text:p>
          </table:table-cell>
          <table:table-cell table:style-name="ce39" office:value-type="string">
            <text:p>ܛ </text:p>
          </table:table-cell>
          <table:table-cell office:value-type="string">
            <text:p>1088B</text:p>
          </table:table-cell>
          <table:table-cell/>
          <table:table-cell office:value-type="float" office:value="10868">
            <text:p>10868</text:p>
          </table:table-cell>
          <table:table-cell/>
          <table:table-cell office:value-type="string">
            <text:p>ט</text:p>
          </table:table-cell>
          <table:table-cell table:style-name="ce52" office:value-type="string">
            <text:p>108E8</text:p>
          </table:table-cell>
          <table:table-cell table:formula="of:=&quot;0800&quot;&amp;[.A11]" office:value-type="string" office:string-value="08008">
            <text:p>08008</text:p>
          </table:table-cell>
          <table:table-cell office:value-type="float" office:value="10389">
            <text:p>10389</text:p>
          </table:table-cell>
          <table:table-cell office:value-type="string">
            <text:p>10A97</text:p>
          </table:table-cell>
          <table:table-cell office:value-type="string">
            <text:p>10A77</text:p>
          </table:table-cell>
          <table:table-cell table:style-name="ce48" office:value-type="string">
            <text:p>ط</text:p>
          </table:table-cell>
          <table:table-cell office:value-type="string">
            <text:p>ط</text:p>
          </table:table-cell>
          <table:table-cell table:style-name="ce53" office:value-type="string">
            <text:p>ጠ </text:p>
          </table:table-cell>
          <table:table-cell office:value-type="string">
            <text:p>10B48</text:p>
          </table:table-cell>
          <table:table-cell/>
          <table:table-cell office:value-type="float" office:value="848">
            <text:p>848</text:p>
          </table:table-cell>
          <table:table-cell table:number-columns-repeated="997"/>
        </table:table-row>
        <table:table-row table:style-name="ro2">
          <table:table-cell office:value-type="float" office:value="9">
            <text:p>9</text:p>
          </table:table-cell>
          <table:table-cell table:style-name="ce37" office:value-type="string">
            <text:p>y</text:p>
          </table:table-cell>
          <table:table-cell table:style-name="ce43" office:value-type="float" office:value="10849">
            <text:p>10849</text:p>
          </table:table-cell>
          <table:table-cell table:style-name="ce43" office:value-type="float" office:value="10909">
            <text:p>10909</text:p>
          </table:table-cell>
          <table:table-cell table:style-name="ce39" office:value-type="string">
            <text:p>ܝ </text:p>
          </table:table-cell>
          <table:table-cell table:style-name="Default" office:value-type="string">
            <text:p>1088D</text:p>
          </table:table-cell>
          <table:table-cell table:style-name="ce43" office:value-type="string">
            <text:p>1088C</text:p>
          </table:table-cell>
          <table:table-cell table:style-name="ce43" office:value-type="float" office:value="10869">
            <text:p>10869</text:p>
          </table:table-cell>
          <table:table-cell table:style-name="ce43"/>
          <table:table-cell office:value-type="string">
            <text:p>י</text:p>
          </table:table-cell>
          <table:table-cell table:style-name="ce52" office:value-type="string">
            <text:p>108E9</text:p>
          </table:table-cell>
          <table:table-cell table:style-name="ce43" table:formula="of:=&quot;0800&quot;&amp;[.A12]" office:value-type="string" office:string-value="08009">
            <text:p>08009</text:p>
          </table:table-cell>
          <table:table-cell table:style-name="Default" office:value-type="string">
            <text:p>1038A</text:p>
          </table:table-cell>
          <table:table-cell office:value-type="string">
            <text:p>10A9A</text:p>
          </table:table-cell>
          <table:table-cell office:value-type="string">
            <text:p>10A7A</text:p>
          </table:table-cell>
          <table:table-cell table:style-name="ce48" office:value-type="string">
            <text:p>ي</text:p>
          </table:table-cell>
          <table:table-cell office:value-type="string">
            <text:p>ي</text:p>
          </table:table-cell>
          <table:table-cell table:style-name="ce53" office:value-type="string">
            <text:p>የ </text:p>
          </table:table-cell>
          <table:table-cell office:value-type="string">
            <text:p>10B49</text:p>
          </table:table-cell>
          <table:table-cell/>
          <table:table-cell office:value-type="float" office:value="849">
            <text:p>849</text:p>
          </table:table-cell>
          <table:table-cell table:number-columns-repeated="997"/>
        </table:table-row>
        <table:table-row table:style-name="ro2">
          <table:table-cell office:value-type="string">
            <text:p>A</text:p>
          </table:table-cell>
          <table:table-cell table:style-name="ce38" office:value-type="string">
            <text:p>k</text:p>
          </table:table-cell>
          <table:table-cell table:style-name="ce43" office:value-type="string">
            <text:p>1084A</text:p>
          </table:table-cell>
          <table:table-cell table:style-name="ce43" office:value-type="string">
            <text:p>1090A</text:p>
          </table:table-cell>
          <table:table-cell table:style-name="ce47"/>
          <table:table-cell table:style-name="ce43" office:value-type="string">
            <text:p>1088F</text:p>
          </table:table-cell>
          <table:table-cell table:style-name="ce43" office:value-type="string">
            <text:p>1088E</text:p>
          </table:table-cell>
          <table:table-cell table:style-name="ce43" office:value-type="string">
            <text:p>1086A</text:p>
          </table:table-cell>
          <table:table-cell table:style-name="ce43"/>
          <table:table-cell table:style-name="ce43" office:value-type="string">
            <text:p>ך</text:p>
          </table:table-cell>
          <table:table-cell table:style-name="ce52" office:value-type="string">
            <text:p>108E10</text:p>
          </table:table-cell>
          <table:table-cell table:style-name="ce43" table:formula="of:=&quot;0800&quot;&amp;[.A13]" office:value-type="string" office:string-value="0800A">
            <text:p>0800A</text:p>
          </table:table-cell>
          <table:table-cell office:value-type="string">
            <text:p>1038B</text:p>
          </table:table-cell>
          <table:table-cell office:value-type="string">
            <text:p>10A8B</text:p>
          </table:table-cell>
          <table:table-cell office:value-type="string">
            <text:p>10A6B</text:p>
          </table:table-cell>
          <table:table-cell table:style-name="ce48" office:value-type="string">
            <text:p>ك</text:p>
          </table:table-cell>
          <table:table-cell office:value-type="string">
            <text:p>ك</text:p>
          </table:table-cell>
          <table:table-cell table:style-name="ce53" office:value-type="string">
            <text:p>ከ </text:p>
          </table:table-cell>
          <table:table-cell office:value-type="string">
            <text:p>10B4A</text:p>
          </table:table-cell>
          <table:table-cell/>
          <table:table-cell office:value-type="string">
            <text:p>084A</text:p>
          </table:table-cell>
          <table:table-cell table:number-columns-repeated="997"/>
        </table:table-row>
        <table:table-row table:style-name="ro2"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43" office:value-type="string">
            <text:p>1084B</text:p>
          </table:table-cell>
          <table:table-cell table:style-name="ce43" office:value-type="string">
            <text:p>1090B</text:p>
          </table:table-cell>
          <table:table-cell table:style-name="ce39" office:value-type="string">
            <text:p>ܠ </text:p>
          </table:table-cell>
          <table:table-cell table:style-name="Default" office:value-type="float" office:value="10891">
            <text:p>10891</text:p>
          </table:table-cell>
          <table:table-cell table:style-name="ce43" office:value-type="float" office:value="10890">
            <text:p>10890</text:p>
          </table:table-cell>
          <table:table-cell table:style-name="ce43" office:value-type="string">
            <text:p>1086B</text:p>
          </table:table-cell>
          <table:table-cell table:style-name="ce43"/>
          <table:table-cell office:value-type="string">
            <text:p>ל</text:p>
          </table:table-cell>
          <table:table-cell table:style-name="ce52" office:value-type="string">
            <text:p>108E11</text:p>
          </table:table-cell>
          <table:table-cell table:style-name="ce43" table:formula="of:=&quot;0800&quot;&amp;[.A14]" office:value-type="string" office:string-value="0800B">
            <text:p>0800B</text:p>
          </table:table-cell>
          <table:table-cell office:value-type="string">
            <text:p>1038D</text:p>
          </table:table-cell>
          <table:table-cell office:value-type="string">
            <text:p>10A81</text:p>
          </table:table-cell>
          <table:table-cell office:value-type="string">
            <text:p>10A61</text:p>
          </table:table-cell>
          <table:table-cell table:style-name="ce48" office:value-type="string">
            <text:p>ل</text:p>
          </table:table-cell>
          <table:table-cell office:value-type="string">
            <text:p>ل</text:p>
          </table:table-cell>
          <table:table-cell table:style-name="ce53" office:value-type="string">
            <text:p>ለ </text:p>
          </table:table-cell>
          <table:table-cell office:value-type="string">
            <text:p>10B4B</text:p>
          </table:table-cell>
          <table:table-cell/>
          <table:table-cell office:value-type="string">
            <text:p>084B</text:p>
          </table:table-cell>
          <table:table-cell table:number-columns-repeated="997"/>
        </table:table-row>
        <table:table-row table:style-name="ro2">
          <table:table-cell office:value-type="string">
            <text:p>C</text:p>
          </table:table-cell>
          <table:table-cell office:value-type="string">
            <text:p>m</text:p>
          </table:table-cell>
          <table:table-cell table:style-name="ce43" office:value-type="string">
            <text:p>1084C</text:p>
          </table:table-cell>
          <table:table-cell table:style-name="ce43" office:value-type="string">
            <text:p>1090C</text:p>
          </table:table-cell>
          <table:table-cell table:style-name="ce47" office:value-type="string">
            <text:p>ܡ </text:p>
          </table:table-cell>
          <table:table-cell table:style-name="ce43" office:value-type="float" office:value="10893">
            <text:p>10893</text:p>
          </table:table-cell>
          <table:table-cell table:style-name="ce43" office:value-type="float" office:value="10892">
            <text:p>10892</text:p>
          </table:table-cell>
          <table:table-cell table:style-name="ce43" office:value-type="string">
            <text:p>1086C</text:p>
          </table:table-cell>
          <table:table-cell table:style-name="ce43"/>
          <table:table-cell table:style-name="ce43" office:value-type="string">
            <text:p>ם</text:p>
          </table:table-cell>
          <table:table-cell table:style-name="ce52" office:value-type="string">
            <text:p>108E12</text:p>
          </table:table-cell>
          <table:table-cell table:style-name="ce43" table:formula="of:=&quot;0800&quot;&amp;[.A15]" office:value-type="string" office:string-value="0800C">
            <text:p>0800C</text:p>
          </table:table-cell>
          <table:table-cell office:value-type="string">
            <text:p>1038E</text:p>
          </table:table-cell>
          <table:table-cell office:value-type="string">
            <text:p>10A83</text:p>
          </table:table-cell>
          <table:table-cell office:value-type="string">
            <text:p>10A63</text:p>
          </table:table-cell>
          <table:table-cell table:style-name="ce48" office:value-type="string">
            <text:p>م</text:p>
          </table:table-cell>
          <table:table-cell office:value-type="string">
            <text:p>م</text:p>
          </table:table-cell>
          <table:table-cell table:style-name="ce53" office:value-type="string">
            <text:p>መ </text:p>
          </table:table-cell>
          <table:table-cell office:value-type="string">
            <text:p>10B4C</text:p>
          </table:table-cell>
          <table:table-cell/>
          <table:table-cell office:value-type="string">
            <text:p>084C</text:p>
          </table:table-cell>
          <table:table-cell table:number-columns-repeated="997"/>
        </table:table-row>
        <table:table-row table:style-name="ro2">
          <table:table-cell office:value-type="string">
            <text:p>D</text:p>
          </table:table-cell>
          <table:table-cell table:style-name="ce37" office:value-type="string">
            <text:p>n</text:p>
          </table:table-cell>
          <table:table-cell table:style-name="ce43" office:value-type="string">
            <text:p>1084D</text:p>
          </table:table-cell>
          <table:table-cell table:style-name="ce43" office:value-type="string">
            <text:p>1090D</text:p>
          </table:table-cell>
          <table:table-cell table:style-name="ce47" office:value-type="string">
            <text:p>ܢ</text:p>
          </table:table-cell>
          <table:table-cell table:style-name="ce43" office:value-type="float" office:value="10895">
            <text:p>10895</text:p>
          </table:table-cell>
          <table:table-cell table:style-name="ce43" office:value-type="float" office:value="10894">
            <text:p>10894</text:p>
          </table:table-cell>
          <table:table-cell table:style-name="ce43" office:value-type="string">
            <text:p>1086D</text:p>
          </table:table-cell>
          <table:table-cell table:style-name="ce43" office:value-type="string">
            <text:p>1086E</text:p>
          </table:table-cell>
          <table:table-cell table:style-name="ce43" office:value-type="string">
            <text:p>ן</text:p>
          </table:table-cell>
          <table:table-cell table:style-name="ce52" office:value-type="string">
            <text:p>108E13</text:p>
          </table:table-cell>
          <table:table-cell table:style-name="ce43" table:formula="of:=&quot;0800&quot;&amp;[.A16]" office:value-type="string" office:string-value="0800D">
            <text:p>0800D</text:p>
          </table:table-cell>
          <table:table-cell office:value-type="float" office:value="10390">
            <text:p>10390</text:p>
          </table:table-cell>
          <table:table-cell office:value-type="string">
            <text:p>10A8C</text:p>
          </table:table-cell>
          <table:table-cell office:value-type="string">
            <text:p>10A6C</text:p>
          </table:table-cell>
          <table:table-cell table:style-name="ce48" office:value-type="string">
            <text:p>ن</text:p>
          </table:table-cell>
          <table:table-cell office:value-type="string">
            <text:p>ن</text:p>
          </table:table-cell>
          <table:table-cell table:style-name="ce53" office:value-type="string">
            <text:p>ነ </text:p>
          </table:table-cell>
          <table:table-cell office:value-type="string">
            <text:p>10B4D</text:p>
          </table:table-cell>
          <table:table-cell/>
          <table:table-cell office:value-type="string">
            <text:p>084D</text:p>
          </table:table-cell>
          <table:table-cell table:number-columns-repeated="997"/>
        </table:table-row>
        <table:table-row table:style-name="ro2">
          <table:table-cell office:value-type="string">
            <text:p>E</text:p>
          </table:table-cell>
          <table:table-cell table:style-name="ce37" office:value-type="string">
            <text:p>s</text:p>
          </table:table-cell>
          <table:table-cell office:value-type="string">
            <text:p>1084E</text:p>
          </table:table-cell>
          <table:table-cell office:value-type="string">
            <text:p>1090E</text:p>
          </table:table-cell>
          <table:table-cell table:style-name="ce39" office:value-type="string">
            <text:p>ܣ </text:p>
          </table:table-cell>
          <table:table-cell office:value-type="float" office:value="10896">
            <text:p>10896</text:p>
          </table:table-cell>
          <table:table-cell/>
          <table:table-cell office:value-type="string">
            <text:p>1086F</text:p>
          </table:table-cell>
          <table:table-cell/>
          <table:table-cell office:value-type="string">
            <text:p>ס</text:p>
          </table:table-cell>
          <table:table-cell table:style-name="ce52" office:value-type="string">
            <text:p>108E14</text:p>
          </table:table-cell>
          <table:table-cell table:formula="of:=&quot;0800&quot;&amp;[.A17]" office:value-type="string" office:string-value="0800E">
            <text:p>0800E</text:p>
          </table:table-cell>
          <table:table-cell office:value-type="float" office:value="10392">
            <text:p>10392</text:p>
          </table:table-cell>
          <table:table-cell office:value-type="string">
            <text:p>10A8A?? (corresponding geez letter?)</text:p>
          </table:table-cell>
          <table:table-cell office:value-type="string">
            <text:p>10A6A?? (shape corresponds to a geez letter)</text:p>
          </table:table-cell>
          <table:table-cell table:style-name="ce48" office:value-type="string">
            <text:p>س</text:p>
          </table:table-cell>
          <table:table-cell office:value-type="string">
            <text:p>س??</text:p>
          </table:table-cell>
          <table:table-cell table:style-name="ce53" office:value-type="string">
            <text:p>ሰ ??</text:p>
          </table:table-cell>
          <table:table-cell office:value-type="string">
            <text:p>10B4E</text:p>
          </table:table-cell>
          <table:table-cell/>
          <table:table-cell office:value-type="string">
            <text:p>084E</text:p>
          </table:table-cell>
          <table:table-cell table:number-columns-repeated="997"/>
        </table:table-row>
        <table:table-row table:style-name="ro2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1084F</text:p>
          </table:table-cell>
          <table:table-cell office:value-type="string">
            <text:p>1090F</text:p>
          </table:table-cell>
          <table:table-cell table:style-name="ce39" office:value-type="string">
            <text:p>ܥ </text:p>
          </table:table-cell>
          <table:table-cell office:value-type="float" office:value="10897">
            <text:p>10897</text:p>
          </table:table-cell>
          <table:table-cell/>
          <table:table-cell office:value-type="float" office:value="10870">
            <text:p>10870</text:p>
          </table:table-cell>
          <table:table-cell/>
          <table:table-cell office:value-type="string">
            <text:p>ע</text:p>
          </table:table-cell>
          <table:table-cell table:style-name="ce52" office:value-type="string">
            <text:p>108E15</text:p>
          </table:table-cell>
          <table:table-cell table:formula="of:=&quot;0800&quot;&amp;[.A18]" office:value-type="string" office:string-value="0800F">
            <text:p>0800F</text:p>
          </table:table-cell>
          <table:table-cell office:value-type="float" office:value="10393">
            <text:p>10393</text:p>
          </table:table-cell>
          <table:table-cell office:value-type="string">
            <text:p>10A92</text:p>
          </table:table-cell>
          <table:table-cell office:value-type="string">
            <text:p>10A72</text:p>
          </table:table-cell>
          <table:table-cell table:style-name="ce48" office:value-type="string">
            <text:p>ع</text:p>
          </table:table-cell>
          <table:table-cell office:value-type="string">
            <text:p>ع</text:p>
          </table:table-cell>
          <table:table-cell table:style-name="ce53" office:value-type="string">
            <text:p>ዐ </text:p>
          </table:table-cell>
          <table:table-cell office:value-type="string">
            <text:p>10B4F</text:p>
          </table:table-cell>
          <table:table-cell/>
          <table:table-cell office:value-type="string">
            <text:p>084F</text:p>
          </table:table-cell>
          <table:table-cell table:number-columns-repeated="997"/>
        </table:table-row>
        <table:table-row table:style-name="ro2">
          <table:table-cell office:value-type="float" office:value="0">
            <text:p>0</text:p>
          </table:table-cell>
          <table:table-cell table:style-name="ce37" office:value-type="string">
            <text:p>p</text:p>
          </table:table-cell>
          <table:table-cell table:style-name="ce43" office:value-type="float" office:value="10850">
            <text:p>10850</text:p>
          </table:table-cell>
          <table:table-cell table:style-name="ce43" office:value-type="float" office:value="10910">
            <text:p>10910</text:p>
          </table:table-cell>
          <table:table-cell table:style-name="ce47" office:value-type="string">
            <text:p>ܦ </text:p>
          </table:table-cell>
          <table:table-cell table:style-name="ce43" office:value-type="float" office:value="10898">
            <text:p>10898</text:p>
          </table:table-cell>
          <table:table-cell table:style-name="ce43"/>
          <table:table-cell table:style-name="ce43" office:value-type="float" office:value="10871">
            <text:p>10871</text:p>
          </table:table-cell>
          <table:table-cell table:style-name="ce43"/>
          <table:table-cell table:style-name="ce43" office:value-type="string">
            <text:p>ףּ</text:p>
          </table:table-cell>
          <table:table-cell table:style-name="ce52" office:value-type="string">
            <text:p>108E16</text:p>
          </table:table-cell>
          <table:table-cell table:style-name="ce43" table:formula="of:=&quot;0801&quot;&amp;[.A19]" office:value-type="string" office:string-value="08010">
            <text:p>08010</text:p>
          </table:table-cell>
          <table:table-cell office:value-type="float" office:value="10394">
            <text:p>10394</text:p>
          </table:table-cell>
          <table:table-cell office:value-type="string">
            <text:p>10A90</text:p>
          </table:table-cell>
          <table:table-cell office:value-type="string">
            <text:p>10A70</text:p>
          </table:table-cell>
          <table:table-cell table:style-name="ce48" office:value-type="string">
            <text:p>ف</text:p>
          </table:table-cell>
          <table:table-cell office:value-type="string">
            <text:p>ف</text:p>
          </table:table-cell>
          <table:table-cell table:style-name="ce53" office:value-type="string">
            <text:p>ፈ </text:p>
          </table:table-cell>
          <table:table-cell office:value-type="string">
            <text:p>10B50</text:p>
          </table:table-cell>
          <table:table-cell/>
          <table:table-cell office:value-type="float" office:value="850">
            <text:p>850</text:p>
          </table:table-cell>
          <table:table-cell table:number-columns-repeated="99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ṣ</text:p>
          </table:table-cell>
          <table:table-cell table:style-name="ce43" office:value-type="float" office:value="10851">
            <text:p>10851</text:p>
          </table:table-cell>
          <table:table-cell table:style-name="ce43" office:value-type="float" office:value="10911">
            <text:p>10911</text:p>
          </table:table-cell>
          <table:table-cell table:style-name="ce47"/>
          <table:table-cell table:style-name="ce43" office:value-type="float" office:value="10899">
            <text:p>10899</text:p>
          </table:table-cell>
          <table:table-cell table:style-name="ce43"/>
          <table:table-cell table:style-name="ce43" office:value-type="float" office:value="10872">
            <text:p>10872</text:p>
          </table:table-cell>
          <table:table-cell table:style-name="ce43"/>
          <table:table-cell table:style-name="ce43" office:value-type="string">
            <text:p>ץ</text:p>
          </table:table-cell>
          <table:table-cell table:style-name="ce52" office:value-type="string">
            <text:p>108E17</text:p>
          </table:table-cell>
          <table:table-cell table:style-name="ce43" table:formula="of:=&quot;0801&quot;&amp;[.A20]" office:value-type="string" office:string-value="08011">
            <text:p>08011</text:p>
          </table:table-cell>
          <table:table-cell office:value-type="float" office:value="10395">
            <text:p>10395</text:p>
          </table:table-cell>
          <table:table-cell office:value-type="string">
            <text:p>10A8E</text:p>
          </table:table-cell>
          <table:table-cell office:value-type="string">
            <text:p>10A6E</text:p>
          </table:table-cell>
          <table:table-cell table:style-name="ce48" office:value-type="string">
            <text:p>ص</text:p>
          </table:table-cell>
          <table:table-cell office:value-type="string">
            <text:p>ص</text:p>
          </table:table-cell>
          <table:table-cell table:style-name="ce53" office:value-type="string">
            <text:p>ጸ </text:p>
          </table:table-cell>
          <table:table-cell office:value-type="string">
            <text:p>10B51</text:p>
          </table:table-cell>
          <table:table-cell/>
          <table:table-cell office:value-type="float" office:value="851">
            <text:p>851</text:p>
          </table:table-cell>
          <table:table-cell table:number-columns-repeated="997"/>
        </table:table-row>
        <table:table-row table:style-name="ro2">
          <table:table-cell office:value-type="float" office:value="2">
            <text:p>2</text:p>
          </table:table-cell>
          <table:table-cell table:style-name="ce37" office:value-type="string">
            <text:p>q</text:p>
          </table:table-cell>
          <table:table-cell office:value-type="float" office:value="10852">
            <text:p>10852</text:p>
          </table:table-cell>
          <table:table-cell office:value-type="float" office:value="10912">
            <text:p>10912</text:p>
          </table:table-cell>
          <table:table-cell table:style-name="ce39" office:value-type="string">
            <text:p>ܩ </text:p>
          </table:table-cell>
          <table:table-cell office:value-type="string">
            <text:p>1089A</text:p>
          </table:table-cell>
          <table:table-cell/>
          <table:table-cell office:value-type="float" office:value="10873">
            <text:p>10873</text:p>
          </table:table-cell>
          <table:table-cell/>
          <table:table-cell office:value-type="string">
            <text:p>ק</text:p>
          </table:table-cell>
          <table:table-cell table:style-name="ce52" office:value-type="string">
            <text:p>108E18</text:p>
          </table:table-cell>
          <table:table-cell table:formula="of:=&quot;0801&quot;&amp;[.A21]" office:value-type="string" office:string-value="08012">
            <text:p>08012</text:p>
          </table:table-cell>
          <table:table-cell office:value-type="float" office:value="10396">
            <text:p>10396</text:p>
          </table:table-cell>
          <table:table-cell office:value-type="string">
            <text:p>10A84</text:p>
          </table:table-cell>
          <table:table-cell office:value-type="string">
            <text:p>10A64</text:p>
          </table:table-cell>
          <table:table-cell table:style-name="ce48" office:value-type="string">
            <text:p>ق</text:p>
          </table:table-cell>
          <table:table-cell office:value-type="string">
            <text:p>ق</text:p>
          </table:table-cell>
          <table:table-cell table:style-name="ce53" office:value-type="string">
            <text:p>ቀ </text:p>
          </table:table-cell>
          <table:table-cell office:value-type="string">
            <text:p>10B52</text:p>
          </table:table-cell>
          <table:table-cell/>
          <table:table-cell office:value-type="float" office:value="852">
            <text:p>852</text:p>
          </table:table-cell>
          <table:table-cell table:number-columns-repeated="997"/>
        </table:table-row>
        <table:table-row table:style-name="ro2">
          <table:table-cell office:value-type="float" office:value="3">
            <text:p>3</text:p>
          </table:table-cell>
          <table:table-cell table:style-name="ce37" office:value-type="string">
            <text:p>r</text:p>
          </table:table-cell>
          <table:table-cell office:value-type="float" office:value="10853">
            <text:p>10853</text:p>
          </table:table-cell>
          <table:table-cell office:value-type="float" office:value="10913">
            <text:p>10913</text:p>
          </table:table-cell>
          <table:table-cell table:style-name="ce39" office:value-type="string">
            <text:p>ܪ </text:p>
          </table:table-cell>
          <table:table-cell office:value-type="string">
            <text:p>1089B</text:p>
          </table:table-cell>
          <table:table-cell/>
          <table:table-cell office:value-type="float" office:value="10874">
            <text:p>10874</text:p>
          </table:table-cell>
          <table:table-cell/>
          <table:table-cell office:value-type="string">
            <text:p>ר</text:p>
          </table:table-cell>
          <table:table-cell table:style-name="ce52" office:value-type="string">
            <text:p>reserved</text:p>
          </table:table-cell>
          <table:table-cell table:formula="of:=&quot;0801&quot;&amp;[.A22]" office:value-type="string" office:string-value="08013">
            <text:p>08013</text:p>
          </table:table-cell>
          <table:table-cell office:value-type="float" office:value="10397">
            <text:p>10397</text:p>
          </table:table-cell>
          <table:table-cell office:value-type="string">
            <text:p>10A87</text:p>
          </table:table-cell>
          <table:table-cell office:value-type="string">
            <text:p>10A67</text:p>
          </table:table-cell>
          <table:table-cell table:style-name="ce48" office:value-type="string">
            <text:p>ر</text:p>
          </table:table-cell>
          <table:table-cell office:value-type="string">
            <text:p>ر</text:p>
          </table:table-cell>
          <table:table-cell table:style-name="ce53" office:value-type="string">
            <text:p>ረ </text:p>
          </table:table-cell>
          <table:table-cell office:value-type="string">
            <text:p>10B53</text:p>
          </table:table-cell>
          <table:table-cell/>
          <table:table-cell office:value-type="float" office:value="853">
            <text:p>853</text:p>
          </table:table-cell>
          <table:table-cell table:number-columns-repeated="997"/>
        </table:table-row>
        <table:table-row table:style-name="ro2">
          <table:table-cell office:value-type="float" office:value="4">
            <text:p>4</text:p>
          </table:table-cell>
          <table:table-cell table:style-name="ce37" office:value-type="string">
            <text:p>š</text:p>
          </table:table-cell>
          <table:table-cell office:value-type="float" office:value="10854">
            <text:p>10854</text:p>
          </table:table-cell>
          <table:table-cell office:value-type="float" office:value="10914">
            <text:p>10914</text:p>
          </table:table-cell>
          <table:table-cell table:style-name="ce39" office:value-type="string">
            <text:p>ܫ </text:p>
          </table:table-cell>
          <table:table-cell table:style-name="Default" office:value-type="string">
            <text:p>1089D</text:p>
          </table:table-cell>
          <table:table-cell table:style-name="ce49" office:value-type="string">
            <text:p>1089C</text:p>
          </table:table-cell>
          <table:table-cell office:value-type="float" office:value="10875">
            <text:p>10875</text:p>
          </table:table-cell>
          <table:table-cell/>
          <table:table-cell office:value-type="string">
            <text:p>ש</text:p>
          </table:table-cell>
          <table:table-cell table:style-name="ce52" office:value-type="string">
            <text:p>108E20</text:p>
          </table:table-cell>
          <table:table-cell table:formula="of:=&quot;0801&quot;&amp;[.A23]" office:value-type="string" office:string-value="08014">
            <text:p>08014</text:p>
          </table:table-cell>
          <table:table-cell office:value-type="string">
            <text:p>1038C</text:p>
          </table:table-cell>
          <table:table-cell office:value-type="string">
            <text:p>10A86</text:p>
          </table:table-cell>
          <table:table-cell office:value-type="string">
            <text:p>10A66</text:p>
          </table:table-cell>
          <table:table-cell table:style-name="ce48" office:value-type="string">
            <text:p>س</text:p>
          </table:table-cell>
          <table:table-cell office:value-type="string">
            <text:p>ش??</text:p>
          </table:table-cell>
          <table:table-cell table:style-name="ce53" office:value-type="string">
            <text:p>ሠ </text:p>
          </table:table-cell>
          <table:table-cell office:value-type="string">
            <text:p>10B54</text:p>
          </table:table-cell>
          <table:table-cell/>
          <table:table-cell office:value-type="float" office:value="854">
            <text:p>854</text:p>
          </table:table-cell>
          <table:table-cell table:number-columns-repeated="997"/>
        </table:table-row>
        <table:table-row table:style-name="ro2">
          <table:table-cell office:value-type="float" office:value="5">
            <text:p>5</text:p>
          </table:table-cell>
          <table:table-cell table:style-name="ce37" office:value-type="string">
            <text:p>t</text:p>
          </table:table-cell>
          <table:table-cell office:value-type="float" office:value="10855">
            <text:p>10855</text:p>
          </table:table-cell>
          <table:table-cell office:value-type="float" office:value="10915">
            <text:p>10915</text:p>
          </table:table-cell>
          <table:table-cell table:style-name="ce39" office:value-type="string">
            <text:p>ܬ </text:p>
          </table:table-cell>
          <table:table-cell office:value-type="string">
            <text:p>1089E</text:p>
          </table:table-cell>
          <table:table-cell/>
          <table:table-cell office:value-type="float" office:value="10876">
            <text:p>10876</text:p>
          </table:table-cell>
          <table:table-cell/>
          <table:table-cell office:value-type="string">
            <text:p>ת</text:p>
          </table:table-cell>
          <table:table-cell table:style-name="ce52" office:value-type="string">
            <text:p>108E21</text:p>
          </table:table-cell>
          <table:table-cell table:formula="of:=&quot;0801&quot;&amp;[.A24]" office:value-type="string" office:string-value="08015">
            <text:p>08015</text:p>
          </table:table-cell>
          <table:table-cell office:value-type="string">
            <text:p>1039A</text:p>
          </table:table-cell>
          <table:table-cell office:value-type="string">
            <text:p>10A89</text:p>
          </table:table-cell>
          <table:table-cell office:value-type="string">
            <text:p>10A69</text:p>
          </table:table-cell>
          <table:table-cell table:style-name="ce48" office:value-type="string">
            <text:p>ت</text:p>
          </table:table-cell>
          <table:table-cell office:value-type="string">
            <text:p>ت</text:p>
          </table:table-cell>
          <table:table-cell table:style-name="ce53" office:value-type="string">
            <text:p>ተ </text:p>
          </table:table-cell>
          <table:table-cell office:value-type="string">
            <text:p>10B55</text:p>
          </table:table-cell>
          <table:table-cell/>
          <table:table-cell office:value-type="float" office:value="855">
            <text:p>855</text:p>
          </table:table-cell>
          <table:table-cell table:number-columns-repeated="997"/>
        </table:table-row>
        <table:table-row table:style-name="ro2">
          <table:table-cell table:style-name="ce19"/>
          <table:table-cell table:style-name="ce21"/>
          <table:table-cell table:style-name="ce19" table:number-columns-repeated="1016"/>
        </table:table-row>
        <table:table-row table:style-name="ro2">
          <table:table-cell/>
          <table:table-cell office:value-type="string">
            <text:p>ṯ</text:p>
          </table:table-cell>
          <table:table-cell table:number-columns-repeated="10"/>
          <table:table-cell office:value-type="float" office:value="10398">
            <text:p>10398</text:p>
          </table:table-cell>
          <table:table-cell office:value-type="string">
            <text:p>10A9B</text:p>
          </table:table-cell>
          <table:table-cell office:value-type="string">
            <text:p>10A7B</text:p>
          </table:table-cell>
          <table:table-cell table:style-name="ce48" office:value-type="string">
            <text:p>ت</text:p>
          </table:table-cell>
          <table:table-cell office:value-type="string">
            <text:p>ث</text:p>
          </table:table-cell>
          <table:table-cell table:style-name="ce53"/>
          <table:table-cell table:number-columns-repeated="1000"/>
        </table:table-row>
        <table:table-row table:style-name="ro2">
          <table:table-cell/>
          <table:table-cell office:value-type="string">
            <text:p>ẖ</text:p>
          </table:table-cell>
          <table:table-cell table:number-columns-repeated="10"/>
          <table:table-cell office:value-type="float" office:value="10383">
            <text:p>10383</text:p>
          </table:table-cell>
          <table:table-cell office:value-type="string">
            <text:p>10A8D</text:p>
          </table:table-cell>
          <table:table-cell office:value-type="string">
            <text:p>10A6D</text:p>
          </table:table-cell>
          <table:table-cell table:style-name="ce48" office:value-type="string">
            <text:p>ح</text:p>
          </table:table-cell>
          <table:table-cell office:value-type="string">
            <text:p>خ</text:p>
          </table:table-cell>
          <table:table-cell table:style-name="ce53" office:value-type="string">
            <text:p>ኀ 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ḏ</text:p>
          </table:table-cell>
          <table:table-cell table:number-columns-repeated="10"/>
          <table:table-cell office:value-type="string">
            <text:p>1038F</text:p>
          </table:table-cell>
          <table:table-cell office:value-type="string">
            <text:p>10A99</text:p>
          </table:table-cell>
          <table:table-cell office:value-type="string">
            <text:p>10A79</text:p>
          </table:table-cell>
          <table:table-cell table:style-name="ce48" office:value-type="string">
            <text:p>د</text:p>
          </table:table-cell>
          <table:table-cell office:value-type="string">
            <text:p>ذ</text:p>
          </table:table-cell>
          <table:table-cell table:style-name="ce53"/>
          <table:table-cell table:number-columns-repeated="1000"/>
        </table:table-row>
        <table:table-row table:style-name="ro2">
          <table:table-cell/>
          <table:table-cell office:value-type="string">
            <text:p>ḍ</text:p>
          </table:table-cell>
          <table:table-cell table:number-columns-repeated="10"/>
          <table:table-cell office:value-type="string">
            <text:p>10391??</text:p>
          </table:table-cell>
          <table:table-cell office:value-type="string">
            <text:p>10A93</text:p>
          </table:table-cell>
          <table:table-cell office:value-type="string">
            <text:p>10A73</text:p>
          </table:table-cell>
          <table:table-cell table:style-name="ce48" office:value-type="string">
            <text:p>ص</text:p>
          </table:table-cell>
          <table:table-cell office:value-type="string">
            <text:p>ض</text:p>
          </table:table-cell>
          <table:table-cell table:style-name="ce53" office:value-type="string">
            <text:p>ፀ 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ẓ</text:p>
          </table:table-cell>
          <table:table-cell table:number-columns-repeated="11"/>
          <table:table-cell office:value-type="string">
            <text:p>10A9C</text:p>
          </table:table-cell>
          <table:table-cell office:value-type="string">
            <text:p>10A7C</text:p>
          </table:table-cell>
          <table:table-cell table:style-name="ce48" office:value-type="string">
            <text:p>ط</text:p>
          </table:table-cell>
          <table:table-cell office:value-type="string">
            <text:p>ظ</text:p>
          </table:table-cell>
          <table:table-cell table:style-name="ce53"/>
          <table:table-cell table:number-columns-repeated="1000"/>
        </table:table-row>
        <table:table-row table:style-name="ro2">
          <table:table-cell/>
          <table:table-cell office:value-type="string">
            <text:p>ġ</text:p>
          </table:table-cell>
          <table:table-cell table:number-columns-repeated="10"/>
          <table:table-cell office:value-type="float" office:value="10399">
            <text:p>10399</text:p>
          </table:table-cell>
          <table:table-cell office:value-type="string">
            <text:p>10A96</text:p>
          </table:table-cell>
          <table:table-cell office:value-type="string">
            <text:p>10A76</text:p>
          </table:table-cell>
          <table:table-cell table:style-name="ce48" office:value-type="string">
            <text:p>ع</text:p>
          </table:table-cell>
          <table:table-cell office:value-type="string">
            <text:p>غ</text:p>
          </table:table-cell>
          <table:table-cell table:style-name="ce53"/>
          <table:table-cell table:number-columns-repeated="1000"/>
        </table:table-row>
        <table:table-row table:style-name="ro2">
          <table:table-cell/>
          <table:table-cell office:value-type="string">
            <text:p>ś</text:p>
          </table:table-cell>
          <table:table-cell table:number-columns-repeated="10"/>
          <table:table-cell office:value-type="string">
            <text:p>1039D????</text:p>
          </table:table-cell>
          <table:table-cell office:value-type="string">
            <text:p>10A8F???</text:p>
          </table:table-cell>
          <table:table-cell office:value-type="string">
            <text:p>10A6F??</text:p>
          </table:table-cell>
          <table:table-cell table:style-name="ce48" office:value-type="string">
            <text:p>س??</text:p>
          </table:table-cell>
          <table:table-cell office:value-type="string">
            <text:p>س??</text:p>
          </table:table-cell>
          <table:table-cell table:style-name="ce53"/>
          <table:table-cell table:number-columns-repeated="1000"/>
        </table:table-row>
        <table:table-row table:style-name="ro2">
          <table:table-cell table:style-name="ce19"/>
          <table:table-cell table:style-name="ce21"/>
          <table:table-cell table:style-name="ce19" table:number-columns-repeated="1016"/>
        </table:table-row>
        <table:table-row table:style-name="ro2">
          <table:table-cell/>
          <table:table-cell table:style-name="ce20" office:value-type="string">
            <text:p>extra letters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I</text:p>
          </table:table-cell>
          <table:table-cell table:number-columns-repeated="10"/>
          <table:table-cell office:value-type="string">
            <text:p>1039B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>
            <text:p>U</text:p>
          </table:table-cell>
          <table:table-cell table:number-columns-repeated="10"/>
          <table:table-cell office:value-type="string">
            <text:p>1039C</text:p>
          </table:table-cell>
          <table:table-cell table:number-columns-repeated="1005"/>
        </table:table-row>
        <table:table-row table:style-name="ro2">
          <table:table-cell/>
          <table:table-cell table:style-name="ce39" office:value-type="string">
            <text:p>LETTER DUSHENNA= di </text:p>
          </table:table-cell>
          <table:table-cell table:number-columns-repeated="18"/>
          <table:table-cell office:value-type="float" office:value="856">
            <text:p>856</text:p>
          </table:table-cell>
          <table:table-cell table:number-columns-repeated="997"/>
        </table:table-row>
        <table:table-row table:style-name="ro2">
          <table:table-cell/>
          <table:table-cell table:style-name="ce39" office:value-type="string">
            <text:p>LETTER KAD </text:p>
          </table:table-cell>
          <table:table-cell table:number-columns-repeated="18"/>
          <table:table-cell office:value-type="float" office:value="857">
            <text:p>857</text:p>
          </table:table-cell>
          <table:table-cell table:number-columns-repeated="997"/>
        </table:table-row>
        <table:table-row table:style-name="ro2">
          <table:table-cell/>
          <table:table-cell table:style-name="ce39" office:value-type="string">
            <text:p>LETTER AIN </text:p>
          </table:table-cell>
          <table:table-cell table:number-columns-repeated="18"/>
          <table:table-cell office:value-type="float" office:value="858">
            <text:p>858</text:p>
          </table:table-cell>
          <table:table-cell table:number-columns-repeated="997"/>
        </table:table-row>
        <table:table-row table:style-name="ro2">
          <table:table-cell/>
          <table:table-cell table:style-name="Default"/>
          <table:table-cell table:number-columns-repeated="10"/>
          <table:table-cell office:value-type="string">
            <text:p>1039D???</text:p>
          </table:table-cell>
          <table:table-cell table:number-columns-repeated="1005"/>
        </table:table-row>
        <table:table-row table:style-name="ro2">
          <table:table-cell table:style-name="ce19" table:number-columns-repeated="1018"/>
        </table:table-row>
        <table:table-row table:style-name="ro2">
          <table:table-cell/>
          <table:table-cell office:value-type="string">
            <text:p>Numbers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858">
            <text:p>10858</text:p>
          </table:table-cell>
          <table:table-cell office:value-type="float" office:value="10916">
            <text:p>10916</text:p>
          </table:table-cell>
          <table:table-cell/>
          <table:table-cell office:value-type="string">
            <text:p>108A7</text:p>
          </table:table-cell>
          <table:table-cell/>
          <table:table-cell office:value-type="float" office:value="10879">
            <text:p>10879</text:p>
          </table:table-cell>
          <table:table-cell table:number-columns-repeated="2"/>
          <table:table-cell office:value-type="string">
            <text:p>108FB</text:p>
          </table:table-cell>
          <table:table-cell table:number-columns-repeated="2"/>
          <table:table-cell office:value-type="string">
            <text:p>10A9D</text:p>
          </table:table-cell>
          <table:table-cell office:value-type="string">
            <text:p>10A7D</text:p>
          </table:table-cell>
          <table:table-cell table:number-columns-repeated="3"/>
          <table:table-cell office:value-type="string">
            <text:p>10B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859">
            <text:p>10859</text:p>
          </table:table-cell>
          <table:table-cell office:value-type="string">
            <text:p>1091A</text:p>
          </table:table-cell>
          <table:table-cell/>
          <table:table-cell office:value-type="string">
            <text:p>108A8</text:p>
          </table:table-cell>
          <table:table-cell/>
          <table:table-cell office:value-type="string">
            <text:p>1087A</text:p>
          </table:table-cell>
          <table:table-cell table:number-columns-repeated="10"/>
          <table:table-cell office:value-type="string">
            <text:p>10B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1085A</text:p>
          </table:table-cell>
          <table:table-cell office:value-type="string">
            <text:p>1091B</text:p>
          </table:table-cell>
          <table:table-cell/>
          <table:table-cell office:value-type="string">
            <text:p>108A9</text:p>
          </table:table-cell>
          <table:table-cell/>
          <table:table-cell office:value-type="string">
            <text:p>1087B</text:p>
          </table:table-cell>
          <table:table-cell table:number-columns-repeated="10"/>
          <table:table-cell office:value-type="string">
            <text:p>10B5A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108AA</text:p>
          </table:table-cell>
          <table:table-cell/>
          <table:table-cell office:value-type="string">
            <text:p>1087C</text:p>
          </table:table-cell>
          <table:table-cell table:number-columns-repeated="10"/>
          <table:table-cell office:value-type="string">
            <text:p>10B5B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108AC</text:p>
          </table:table-cell>
          <table:table-cell/>
          <table:table-cell office:value-type="string">
            <text:p>1087D</text:p>
          </table:table-cell>
          <table:table-cell table:number-columns-repeated="2"/>
          <table:table-cell office:value-type="string">
            <text:p>108FC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1085B</text:p>
          </table:table-cell>
          <table:table-cell office:value-type="float" office:value="10917">
            <text:p>10917</text:p>
          </table:table-cell>
          <table:table-cell/>
          <table:table-cell office:value-type="string">
            <text:p>108AD</text:p>
          </table:table-cell>
          <table:table-cell/>
          <table:table-cell office:value-type="string">
            <text:p>1087E</text:p>
          </table:table-cell>
          <table:table-cell table:number-columns-repeated="2"/>
          <table:table-cell office:value-type="string">
            <text:p>108FD</text:p>
          </table:table-cell>
          <table:table-cell table:number-columns-repeated="2"/>
          <table:table-cell office:value-type="string">
            <text:p>10A9E</text:p>
          </table:table-cell>
          <table:table-cell table:number-columns-repeated="4"/>
          <table:table-cell office:value-type="string">
            <text:p>10B5C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1085C</text:p>
          </table:table-cell>
          <table:table-cell office:value-type="float" office:value="10918">
            <text:p>10918</text:p>
          </table:table-cell>
          <table:table-cell/>
          <table:table-cell office:value-type="string">
            <text:p>108AE</text:p>
          </table:table-cell>
          <table:table-cell/>
          <table:table-cell office:value-type="string">
            <text:p>1087F</text:p>
          </table:table-cell>
          <table:table-cell table:number-columns-repeated="2"/>
          <table:table-cell office:value-type="string">
            <text:p>108FE</text:p>
          </table:table-cell>
          <table:table-cell table:number-columns-repeated="2"/>
          <table:table-cell office:value-type="string">
            <text:p>10A9F</text:p>
          </table:table-cell>
          <table:table-cell table:number-columns-repeated="4"/>
          <table:table-cell office:value-type="string">
            <text:p>10B5D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12"/>
          <table:table-cell office:value-type="string">
            <text:p>10A7E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1085D</text:p>
          </table:table-cell>
          <table:table-cell office:value-type="float" office:value="10919">
            <text:p>10919</text:p>
          </table:table-cell>
          <table:table-cell/>
          <table:table-cell office:value-type="string">
            <text:p>108AF</text:p>
          </table:table-cell>
          <table:table-cell/>
          <table:table-cell office:value-type="string">
            <text:p>(1087E)</text:p>
          </table:table-cell>
          <table:table-cell table:number-columns-repeated="2"/>
          <table:table-cell office:value-type="string">
            <text:p>108FF</text:p>
          </table:table-cell>
          <table:table-cell table:number-columns-repeated="7"/>
          <table:table-cell office:value-type="string">
            <text:p>10B5E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string">
            <text:p>1085E</text:p>
          </table:table-cell>
          <table:table-cell table:number-columns-repeated="15"/>
          <table:table-cell office:value-type="string">
            <text:p>10B5F</text:p>
          </table:table-cell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string">
            <text:p>1085F</text:p>
          </table:table-cell>
          <table:table-cell table:number-columns-repeated="1015"/>
        </table:table-row>
        <table:table-row table:style-name="ro2">
          <table:table-cell/>
          <table:table-cell table:style-name="ce39" office:value-type="string">
            <text:p>CRUCIFORM NUMBER FOUR </text:p>
          </table:table-cell>
          <table:table-cell table:number-columns-repeated="3"/>
          <table:table-cell office:value-type="string">
            <text:p>108AB</text:p>
          </table:table-cell>
          <table:table-cell table:number-columns-repeated="1012"/>
        </table:table-row>
        <table:table-row table:style-name="ro2">
          <table:table-cell/>
          <table:table-cell table:style-name="ce39" office:value-type="string">
            <text:p>OLD SOUTH ARABIAN NUMERIC INDICATOR </text:p>
          </table:table-cell>
          <table:table-cell table:number-columns-repeated="12"/>
          <table:table-cell office:value-type="string">
            <text:p>10A7F</text:p>
          </table:table-cell>
          <table:table-cell table:number-columns-repeated="1003"/>
        </table:table-row>
        <table:table-row table:style-name="ro2">
          <table:table-cell table:style-name="ce19"/>
          <table:table-cell table:style-name="ce21"/>
          <table:table-cell table:style-name="ce19" table:number-columns-repeated="8"/>
          <table:table-cell/>
          <table:table-cell table:style-name="ce19" table:number-columns-repeated="4"/>
          <table:table-cell/>
          <table:table-cell table:style-name="ce19" table:number-columns-repeated="1002"/>
        </table:table-row>
        <table:table-row table:style-name="ro2">
          <table:table-cell/>
          <table:table-cell office:value-type="string">
            <text:p>Punctuatio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ection sign</text:p>
          </table:table-cell>
          <table:table-cell office:value-type="float" office:value="10857">
            <text:p>10857</text:p>
          </table:table-cell>
          <table:table-cell table:number-columns-repeated="1015"/>
        </table:table-row>
        <table:table-row table:style-name="ro2">
          <table:table-cell/>
          <table:table-cell table:style-name="ce40" office:value-type="string">
            <text:p>LEFT-POINTING FLEURON </text:p>
          </table:table-cell>
          <table:table-cell table:style-name="ce45"/>
          <table:table-cell table:number-columns-repeated="4"/>
          <table:table-cell table:style-name="ce51" office:value-type="float" office:value="10877">
            <text:p>10877</text:p>
          </table:table-cell>
          <table:table-cell table:number-columns-repeated="1010"/>
        </table:table-row>
        <table:table-row table:style-name="ro2">
          <table:table-cell/>
          <table:table-cell table:style-name="ce40" office:value-type="string">
            <text:p>RIGHT-POINTING FLEURON </text:p>
          </table:table-cell>
          <table:table-cell table:number-columns-repeated="5"/>
          <table:table-cell table:style-name="ce51" office:value-type="float" office:value="10878">
            <text:p>10878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Word Separator</text:p>
          </table:table-cell>
          <table:table-cell/>
          <table:table-cell office:value-type="string">
            <text:p>1091F (002E) (00B7) (2E31)</text:p>
          </table:table-cell>
          <table:table-cell table:number-columns-repeated="8"/>
          <table:table-cell office:value-type="string">
            <text:p>1039F</text:p>
          </table:table-cell>
          <table:table-cell table:number-columns-repeated="1005"/>
        </table:table-row>
        <table:table-row table:style-name="ro2">
          <table:table-cell/>
          <table:table-cell table:style-name="ce39" office:value-type="string">
            <text:p>PUNCTUATION NEQUDAA = word separator</text:p>
          </table:table-cell>
          <table:table-cell table:number-columns-repeated="9"/>
          <table:table-cell office:value-type="float" office:value="830">
            <text:p>830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AFSAAQ= interruption </text:p>
          </table:table-cell>
          <table:table-cell table:number-columns-repeated="9"/>
          <table:table-cell office:value-type="float" office:value="831">
            <text:p>831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ANGED= restraint </text:p>
          </table:table-cell>
          <table:table-cell table:number-columns-repeated="9"/>
          <table:table-cell office:value-type="float" office:value="832">
            <text:p>832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BAU= prayer </text:p>
          </table:table-cell>
          <table:table-cell table:number-columns-repeated="9"/>
          <table:table-cell office:value-type="float" office:value="833">
            <text:p>833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ATMAAU= surprise </text:p>
          </table:table-cell>
          <table:table-cell table:number-columns-repeated="9"/>
          <table:table-cell office:value-type="float" office:value="834">
            <text:p>834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SHIYYAALAA= question </text:p>
          </table:table-cell>
          <table:table-cell table:number-columns-repeated="9"/>
          <table:table-cell office:value-type="float" office:value="835">
            <text:p>835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ABBREVIATION MARK </text:p>
          </table:table-cell>
          <table:table-cell table:number-columns-repeated="9"/>
          <table:table-cell office:value-type="float" office:value="836">
            <text:p>836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MELODIC QITSA </text:p>
          </table:table-cell>
          <table:table-cell table:number-columns-repeated="9"/>
          <table:table-cell office:value-type="float" office:value="837">
            <text:p>837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ZIQAA= shouting </text:p>
          </table:table-cell>
          <table:table-cell table:number-columns-repeated="9"/>
          <table:table-cell office:value-type="float" office:value="838">
            <text:p>838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QITSA= end of section </text:p>
          </table:table-cell>
          <table:table-cell table:number-columns-repeated="9"/>
          <table:table-cell office:value-type="float" office:value="839">
            <text:p>839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ZAEF= outburst </text:p>
          </table:table-cell>
          <table:table-cell table:number-columns-repeated="9"/>
          <table:table-cell office:value-type="string">
            <text:p>83A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TURU= teaching </text:p>
          </table:table-cell>
          <table:table-cell table:number-columns-repeated="9"/>
          <table:table-cell office:value-type="string">
            <text:p>83B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ARKAANU= submissiveness </text:p>
          </table:table-cell>
          <table:table-cell table:number-columns-repeated="9"/>
          <table:table-cell office:value-type="string">
            <text:p>83C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SOF MASHFAAT= full stop </text:p>
          </table:table-cell>
          <table:table-cell table:number-columns-repeated="9"/>
          <table:table-cell office:value-type="string">
            <text:p>83D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PUNCTUATION ANNAAU= rest </text:p>
          </table:table-cell>
          <table:table-cell table:number-columns-repeated="9"/>
          <table:table-cell office:value-type="string">
            <text:p>83E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MANDAIC PUNCTUATION 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085E</text:p>
          </table:table-cell>
          <table:table-cell table:number-columns-repeated="997"/>
        </table:table-row>
        <table:table-row table:style-name="ro2">
          <table:table-cell table:style-name="ce19"/>
          <table:table-cell table:style-name="ce21"/>
          <table:table-cell table:style-name="ce19" table:number-columns-repeated="8"/>
          <table:table-cell/>
          <table:table-cell table:style-name="ce19" table:number-columns-repeated="4"/>
          <table:table-cell/>
          <table:table-cell table:style-name="ce19" table:number-columns-repeated="1002"/>
        </table:table-row>
        <table:table-row table:style-name="ro2">
          <table:table-cell/>
          <table:table-cell table:style-name="ce41" office:value-type="string">
            <text:p>Consonant modifiers 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RK IN</text:p>
          </table:table-cell>
          <table:table-cell table:number-columns-repeated="9"/>
          <table:table-cell office:value-type="float" office:value="816">
            <text:p>816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MARK IN-ALAF</text:p>
          </table:table-cell>
          <table:table-cell table:number-columns-repeated="9"/>
          <table:table-cell office:value-type="float" office:value="817">
            <text:p>817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MARK OCCLUSION</text:p>
          </table:table-cell>
          <table:table-cell table:number-columns-repeated="9"/>
          <table:table-cell office:value-type="float" office:value="818">
            <text:p>818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MARK DAGESH</text:p>
          </table:table-cell>
          <table:table-cell table:number-columns-repeated="9"/>
          <table:table-cell office:value-type="float" office:value="819">
            <text:p>819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MODIFIER LETTER EPENTHETIC YUT</text:p>
          </table:table-cell>
          <table:table-cell table:number-columns-repeated="9"/>
          <table:table-cell office:value-type="string">
            <text:p>81A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MARK EPENTHETIC YUT</text:p>
          </table:table-cell>
          <table:table-cell table:number-columns-repeated="9"/>
          <table:table-cell office:value-type="string">
            <text:p>81B</text:p>
          </table:table-cell>
          <table:table-cell table:number-columns-repeated="1006"/>
        </table:table-row>
        <table:table-row table:style-name="ro2">
          <table:table-cell table:style-name="ce19"/>
          <table:table-cell table:style-name="ce21"/>
          <table:table-cell table:style-name="ce19" table:number-columns-repeated="8"/>
          <table:table-cell/>
          <table:table-cell table:style-name="ce19" table:number-columns-repeated="4"/>
          <table:table-cell/>
          <table:table-cell table:style-name="ce19" table:number-columns-repeated="1002"/>
        </table:table-row>
        <table:table-row table:style-name="ro2">
          <table:table-cell/>
          <table:table-cell office:value-type="string">
            <text:p>Vowel Signs/Diacritic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VOWEL SIGN LONG E= fatha al-nida</text:p>
          </table:table-cell>
          <table:table-cell table:number-columns-repeated="9"/>
          <table:table-cell office:value-type="string">
            <text:p>81C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E</text:p>
          </table:table-cell>
          <table:table-cell table:number-columns-repeated="9"/>
          <table:table-cell office:value-type="string">
            <text:p>81D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OVERLONG AA= fatha al-ima</text:p>
          </table:table-cell>
          <table:table-cell table:number-columns-repeated="9"/>
          <table:table-cell office:value-type="string">
            <text:p>81E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LONG AA</text:p>
          </table:table-cell>
          <table:table-cell table:number-columns-repeated="9"/>
          <table:table-cell office:value-type="string">
            <text:p>81F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AA</text:p>
          </table:table-cell>
          <table:table-cell table:number-columns-repeated="9"/>
          <table:table-cell office:value-type="float" office:value="820">
            <text:p>820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OVERLONG A= fatha al-iha</text:p>
          </table:table-cell>
          <table:table-cell table:number-columns-repeated="9"/>
          <table:table-cell office:value-type="float" office:value="821">
            <text:p>821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LONG A</text:p>
          </table:table-cell>
          <table:table-cell table:number-columns-repeated="9"/>
          <table:table-cell office:value-type="float" office:value="822">
            <text:p>822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A</text:p>
          </table:table-cell>
          <table:table-cell table:number-columns-repeated="9"/>
          <table:table-cell office:value-type="float" office:value="823">
            <text:p>823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MODIFIER LETTER SHORT A</text:p>
          </table:table-cell>
          <table:table-cell table:number-columns-repeated="9"/>
          <table:table-cell office:value-type="float" office:value="824">
            <text:p>824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SHORT A= fatha</text:p>
          </table:table-cell>
          <table:table-cell table:number-columns-repeated="9"/>
          <table:table-cell office:value-type="float" office:value="825">
            <text:p>825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LONG U= damma</text:p>
          </table:table-cell>
          <table:table-cell table:number-columns-repeated="9"/>
          <table:table-cell office:value-type="float" office:value="826">
            <text:p>826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U</text:p>
          </table:table-cell>
          <table:table-cell table:number-columns-repeated="9"/>
          <table:table-cell office:value-type="float" office:value="827">
            <text:p>827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MODIFIER LETTER I</text:p>
          </table:table-cell>
          <table:table-cell table:number-columns-repeated="9"/>
          <table:table-cell office:value-type="float" office:value="828">
            <text:p>828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LONG I= kasra</text:p>
          </table:table-cell>
          <table:table-cell table:number-columns-repeated="9"/>
          <table:table-cell office:value-type="float" office:value="829">
            <text:p>829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I</text:p>
          </table:table-cell>
          <table:table-cell table:number-columns-repeated="9"/>
          <table:table-cell office:value-type="string">
            <text:p>82A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OVERLONG A</text:p>
          </table:table-cell>
          <table:table-cell table:number-columns-repeated="9"/>
          <table:table-cell office:value-type="string">
            <text:p>82B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VOWEL SIGN SUKUN</text:p>
          </table:table-cell>
          <table:table-cell table:number-columns-repeated="9"/>
          <table:table-cell office:value-type="string">
            <text:p>82C</text:p>
          </table:table-cell>
          <table:table-cell table:number-columns-repeated="1006"/>
        </table:table-row>
        <table:table-row table:style-name="ro2">
          <table:table-cell/>
          <table:table-cell table:style-name="ce39" office:value-type="string">
            <text:p>AFFRICATION MARK </text:p>
          </table:table-cell>
          <table:table-cell table:number-columns-repeated="18"/>
          <table:table-cell office:value-type="float" office:value="859">
            <text:p>859</text:p>
          </table:table-cell>
          <table:table-cell table:number-columns-repeated="997"/>
        </table:table-row>
        <table:table-row table:style-name="ro2">
          <table:table-cell/>
          <table:table-cell table:style-name="ce39" office:value-type="string">
            <text:p>VOCALIZATION MARK </text:p>
          </table:table-cell>
          <table:table-cell table:number-columns-repeated="18"/>
          <table:table-cell office:value-type="string">
            <text:p>085A</text:p>
          </table:table-cell>
          <table:table-cell table:number-columns-repeated="997"/>
        </table:table-row>
        <table:table-row table:style-name="ro2">
          <table:table-cell/>
          <table:table-cell table:style-name="ce39" office:value-type="string">
            <text:p>GEMINATION MARK </text:p>
          </table:table-cell>
          <table:table-cell table:number-columns-repeated="18"/>
          <table:table-cell office:value-type="string">
            <text:p>085B</text:p>
          </table:table-cell>
          <table:table-cell table:number-columns-repeated="997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2">
          <table:table-cell table:style-name="ce19"/>
          <table:table-cell table:style-name="ce21"/>
          <table:table-cell table:style-name="ce19" table:number-columns-repeated="8"/>
          <table:table-cell/>
          <table:table-cell table:style-name="ce19" table:number-columns-repeated="4"/>
          <table:table-cell/>
          <table:table-cell table:style-name="ce19" table:number-columns-repeated="1002"/>
        </table:table-row>
        <table:table-row table:style-name="ro2">
          <table:table-cell/>
          <table:table-cell office:value-type="string">
            <text:p>Variant Reading Sig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RK NEQUDAA</text:p>
          </table:table-cell>
          <table:table-cell table:number-columns-repeated="9"/>
          <table:table-cell office:value-type="string">
            <text:p>082D</text:p>
          </table:table-cell>
          <table:table-cell table:number-columns-repeated="1006"/>
        </table:table-row>
        <table:table-row table:style-name="ro2" table:number-rows-repeated="1048458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Modern scripts" table:style-name="ta1">
        <table:table-column table:style-name="co14" table:number-columns-repeated="2" table:default-cell-style-name="Default"/>
        <table:table-column table:style-name="co20" table:default-cell-style-name="ce23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4" table:default-cell-style-name="Default"/>
        <table:table-column table:style-name="co14" table:number-columns-repeated="3" table:default-cell-style-name="Default"/>
        <table:table-column table:style-name="co14" table:default-cell-style-name="ce35"/>
        <table:table-column table:style-name="co14" table:number-columns-repeated="4" table:default-cell-style-name="ce7"/>
        <table:table-row table:style-name="ro2">
          <table:table-cell table:number-columns-repeated="2"/>
          <table:table-cell table:style-name="Default"/>
          <table:table-cell table:style-name="Default" office:value-type="string">
            <text:p>OT</text:p>
          </table:table-cell>
          <table:table-cell table:style-name="Default" office:value-type="string">
            <text:p>NT</text:p>
          </table:table-cell>
          <table:table-cell table:style-name="Default" office:value-type="string">
            <text:p>Quran</text:p>
          </table:table-cell>
          <table:table-cell table:style-name="Default" office:value-type="string">
            <text:p>NT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2" office:value-type="string">
            <text:p> </text:p>
          </table:table-cell>
          <table:table-cell table:style-name="ce24" office:value-type="string">
            <text:p>Hebrew</text:p>
          </table:table-cell>
          <table:table-cell table:style-name="ce24" office:value-type="string">
            <text:p>Syriac</text:p>
          </table:table-cell>
          <table:table-cell table:style-name="ce24" office:value-type="string">
            <text:p>Arabic</text:p>
          </table:table-cell>
          <table:table-cell table:style-name="ce24" office:value-type="string">
            <text:p>Ge'ez</text:p>
          </table:table-cell>
          <table:table-cell/>
          <table:table-cell table:style-name="ce30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א</text:p>
          </table:table-cell>
          <table:table-cell office:value-type="string">
            <text:p>ܐ</text:p>
          </table:table-cell>
          <table:table-cell office:value-type="string">
            <text:p>ا</text:p>
          </table:table-cell>
          <table:table-cell office:value-type="string">
            <text:p>አ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ב</text:p>
          </table:table-cell>
          <table:table-cell office:value-type="string">
            <text:p>ܒ</text:p>
          </table:table-cell>
          <table:table-cell office:value-type="string">
            <text:p>ب</text:p>
          </table:table-cell>
          <table:table-cell office:value-type="string">
            <text:p>በ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office:value-type="string">
            <text:p>ג</text:p>
          </table:table-cell>
          <table:table-cell office:value-type="string">
            <text:p>ܓ</text:p>
          </table:table-cell>
          <table:table-cell office:value-type="string">
            <text:p>ج</text:p>
          </table:table-cell>
          <table:table-cell office:value-type="string">
            <text:p>ገ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office:value-type="string">
            <text:p>ד</text:p>
          </table:table-cell>
          <table:table-cell office:value-type="string">
            <text:p>ܕ</text:p>
          </table:table-cell>
          <table:table-cell office:value-type="string">
            <text:p>د</text:p>
          </table:table-cell>
          <table:table-cell office:value-type="string">
            <text:p>ደ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ה</text:p>
          </table:table-cell>
          <table:table-cell office:value-type="string">
            <text:p>ܗ</text:p>
          </table:table-cell>
          <table:table-cell office:value-type="string">
            <text:p>ه</text:p>
          </table:table-cell>
          <table:table-cell office:value-type="string">
            <text:p>ሀ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 office:value-type="string">
            <text:p>و</text:p>
          </table:table-cell>
          <table:table-cell office:value-type="string">
            <text:p>ወ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z</text:p>
          </table:table-cell>
          <table:table-cell office:value-type="string">
            <text:p>ז</text:p>
          </table:table-cell>
          <table:table-cell office:value-type="string">
            <text:p>ܙ</text:p>
          </table:table-cell>
          <table:table-cell office:value-type="string">
            <text:p>ز</text:p>
          </table:table-cell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ḥ</text:p>
          </table:table-cell>
          <table:table-cell office:value-type="string">
            <text:p>ח</text:p>
          </table:table-cell>
          <table:table-cell office:value-type="string">
            <text:p>ܚ</text:p>
          </table:table-cell>
          <table:table-cell office:value-type="string">
            <text:p>ح</text:p>
          </table:table-cell>
          <table:table-cell office:value-type="string">
            <text:p>ሐ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ṭ</text:p>
          </table:table-cell>
          <table:table-cell office:value-type="string">
            <text:p>ט</text:p>
          </table:table-cell>
          <table:table-cell office:value-type="string">
            <text:p>ܛ</text:p>
          </table:table-cell>
          <table:table-cell office:value-type="string">
            <text:p>ط</text:p>
          </table:table-cell>
          <table:table-cell office:value-type="string">
            <text:p>ጠ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y</text:p>
          </table:table-cell>
          <table:table-cell office:value-type="string">
            <text:p>י</text:p>
          </table:table-cell>
          <table:table-cell office:value-type="string">
            <text:p>ܝ</text:p>
          </table:table-cell>
          <table:table-cell office:value-type="string">
            <text:p>ي</text:p>
          </table:table-cell>
          <table:table-cell office:value-type="string">
            <text:p>የ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k</text:p>
          </table:table-cell>
          <table:table-cell table:style-name="ce16" office:value-type="string">
            <text:p>כ ך </text:p>
          </table:table-cell>
          <table:table-cell office:value-type="string">
            <text:p>ܟ</text:p>
          </table:table-cell>
          <table:table-cell office:value-type="string">
            <text:p>ك</text:p>
          </table:table-cell>
          <table:table-cell office:value-type="string">
            <text:p>ከ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l</text:p>
          </table:table-cell>
          <table:table-cell office:value-type="string">
            <text:p>ל</text:p>
          </table:table-cell>
          <table:table-cell office:value-type="string">
            <text:p>ܠ</text:p>
          </table:table-cell>
          <table:table-cell office:value-type="string">
            <text:p>ل</text:p>
          </table:table-cell>
          <table:table-cell office:value-type="string">
            <text:p>ለ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m</text:p>
          </table:table-cell>
          <table:table-cell table:style-name="ce16" office:value-type="string">
            <text:p>מ ם </text:p>
          </table:table-cell>
          <table:table-cell office:value-type="string">
            <text:p>ܡ</text:p>
          </table:table-cell>
          <table:table-cell office:value-type="string">
            <text:p>م</text:p>
          </table:table-cell>
          <table:table-cell office:value-type="string">
            <text:p>መ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style-name="ce16" office:value-type="string">
            <text:p>נ ן </text:p>
          </table:table-cell>
          <table:table-cell office:value-type="string">
            <text:p>ܢ</text:p>
          </table:table-cell>
          <table:table-cell office:value-type="string">
            <text:p>ن</text:p>
          </table:table-cell>
          <table:table-cell office:value-type="string">
            <text:p>ነ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ś</text:p>
          </table:table-cell>
          <table:table-cell office:value-type="string">
            <text:p>ס</text:p>
          </table:table-cell>
          <table:table-cell office:value-type="string">
            <text:p>ܣ</text:p>
          </table:table-cell>
          <table:table-cell office:value-type="string">
            <text:p>ښ</text:p>
          </table:table-cell>
          <table:table-cell office:value-type="string">
            <text:p>ሰ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o</text:p>
          </table:table-cell>
          <table:table-cell office:value-type="string">
            <text:p>ע</text:p>
          </table:table-cell>
          <table:table-cell office:value-type="string">
            <text:p>ܥ</text:p>
          </table:table-cell>
          <table:table-cell office:value-type="string">
            <text:p>ع</text:p>
          </table:table-cell>
          <table:table-cell office:value-type="string">
            <text:p>ዐ</text:p>
          </table:table-cell>
          <table:table-cell table:number-columns-repeated="4"/>
          <table:table-cell table:style-name="ce7"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table:style-name="ce16" office:value-type="string">
            <text:p>פ ף </text:p>
          </table:table-cell>
          <table:table-cell office:value-type="string">
            <text:p>ܦ</text:p>
          </table:table-cell>
          <table:table-cell office:value-type="string">
            <text:p>ف</text:p>
          </table:table-cell>
          <table:table-cell office:value-type="string">
            <text:p>ፈ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ṣ</text:p>
          </table:table-cell>
          <table:table-cell table:style-name="ce16" office:value-type="string">
            <text:p>צ ץ </text:p>
          </table:table-cell>
          <table:table-cell office:value-type="string">
            <text:p>ܨ</text:p>
          </table:table-cell>
          <table:table-cell office:value-type="string">
            <text:p>ص</text:p>
          </table:table-cell>
          <table:table-cell office:value-type="string">
            <text:p>ጸ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q</text:p>
          </table:table-cell>
          <table:table-cell office:value-type="string">
            <text:p>ק</text:p>
          </table:table-cell>
          <table:table-cell office:value-type="string">
            <text:p>ܩ</text:p>
          </table:table-cell>
          <table:table-cell office:value-type="string">
            <text:p>ق</text:p>
          </table:table-cell>
          <table:table-cell office:value-type="string">
            <text:p>ቀ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office:value-type="string">
            <text:p>ר</text:p>
          </table:table-cell>
          <table:table-cell office:value-type="string">
            <text:p>ܪ</text:p>
          </table:table-cell>
          <table:table-cell office:value-type="string">
            <text:p>ر</text:p>
          </table:table-cell>
          <table:table-cell office:value-type="string">
            <text:p>ረ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</text:p>
          </table:table-cell>
          <table:table-cell office:value-type="string">
            <text:p>ש / F2B2</text:p>
          </table:table-cell>
          <table:table-cell office:value-type="string">
            <text:p>ܫ</text:p>
          </table:table-cell>
          <table:table-cell office:value-type="string">
            <text:p>س</text:p>
          </table:table-cell>
          <table:table-cell office:value-type="string">
            <text:p>ሠ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office:value-type="string">
            <text:p>ת</text:p>
          </table:table-cell>
          <table:table-cell office:value-type="string">
            <text:p>ܬ</text:p>
          </table:table-cell>
          <table:table-cell office:value-type="string">
            <text:p>ت</text:p>
          </table:table-cell>
          <table:table-cell office:value-type="string">
            <text:p>ተ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26" table:number-columns-repeated="4"/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ṯ</text:p>
          </table:table-cell>
          <table:table-cell table:style-name="ce7" office:value-type="string">
            <text:p>ת׳ </text:p>
          </table:table-cell>
          <table:table-cell table:style-name="ce31" office:value-type="string">
            <text:p>ܬ݂ </text:p>
          </table:table-cell>
          <table:table-cell table:style-name="ce32" office:value-type="string">
            <text:p>ث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ẖ</text:p>
          </table:table-cell>
          <table:table-cell table:style-name="ce7" office:value-type="string">
            <text:p>ח׳ </text:p>
          </table:table-cell>
          <table:table-cell table:style-name="ce31" office:value-type="string">
            <text:p>ܟ݂ </text:p>
          </table:table-cell>
          <table:table-cell table:style-name="ce32" office:value-type="string">
            <text:p>خ</text:p>
          </table:table-cell>
          <table:table-cell office:value-type="string">
            <text:p>ኀ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ḏ</text:p>
          </table:table-cell>
          <table:table-cell table:style-name="ce7" office:value-type="string">
            <text:p>ד׳ </text:p>
          </table:table-cell>
          <table:table-cell table:style-name="ce31" office:value-type="string">
            <text:p>ܕ݂ </text:p>
          </table:table-cell>
          <table:table-cell table:style-name="ce32" office:value-type="string">
            <text:p>ذ</text:p>
          </table:table-cell>
          <table:table-cell office:value-type="string">
            <text:p>ዘ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ḍ</text:p>
          </table:table-cell>
          <table:table-cell table:style-name="ce27" office:value-type="string">
            <text:p>צ׳׳ </text:p>
          </table:table-cell>
          <table:table-cell table:style-name="ce32"/>
          <table:table-cell table:style-name="ce32" office:value-type="string">
            <text:p>ض</text:p>
          </table:table-cell>
          <table:table-cell office:value-type="string">
            <text:p>ፀ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ẓ</text:p>
          </table:table-cell>
          <table:table-cell table:style-name="ce28" office:value-type="string">
            <text:p>ט׳׳</text:p>
          </table:table-cell>
          <table:table-cell table:style-name="ce32"/>
          <table:table-cell table:style-name="ce32" office:value-type="string">
            <text:p>ظ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ġ</text:p>
          </table:table-cell>
          <table:table-cell table:style-name="ce7" office:value-type="string">
            <text:p>ע׳ </text:p>
          </table:table-cell>
          <table:table-cell table:style-name="ce32"/>
          <table:table-cell table:style-name="ce32" office:value-type="string">
            <text:p>غ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š</text:p>
          </table:table-cell>
          <table:table-cell table:style-name="ce29" office:value-type="string">
            <text:p>shin with dot on right</text:p>
          </table:table-cell>
          <table:table-cell table:style-name="ce32"/>
          <table:table-cell table:style-name="ce32" office:value-type="string">
            <text:p>ش</text:p>
          </table:table-cell>
          <table:table-cell table:style-name="Default" office:value-type="string">
            <text:p>sh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p'</text:p>
          </table:table-cell>
          <table:table-cell table:style-name="ce30" table:number-columns-repeated="2"/>
          <table:table-cell table:style-name="ce33" office:value-type="string">
            <text:p>ڀ </text:p>
          </table:table-cell>
          <table:table-cell table:style-name="ce16" office:value-type="string">
            <text:p>ጰ 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p</text:p>
          </table:table-cell>
          <table:table-cell table:style-name="ce7" office:value-type="string">
            <text:p>פּ </text:p>
          </table:table-cell>
          <table:table-cell table:style-name="Default"/>
          <table:table-cell table:style-name="ce34" office:value-type="string">
            <text:p><text:a xlink:href="https://en.wikipedia.org/wiki/Pe_%28Persian_letter%29">پ</text:a> </text:p>
          </table:table-cell>
          <table:table-cell table:style-name="ce16" office:value-type="string">
            <text:p>ፐ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v</text:p>
          </table:table-cell>
          <table:table-cell table:style-name="Default" table:number-columns-repeated="3"/>
          <table:table-cell table:style-name="Default" office:value-type="string">
            <text:p>v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tsh</text:p>
          </table:table-cell>
          <table:table-cell table:style-name="Default" table:number-columns-repeated="3"/>
          <table:table-cell table:style-name="Default" office:value-type="string">
            <text:p>tsh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ny</text:p>
          </table:table-cell>
          <table:table-cell table:style-name="Default" table:number-columns-repeated="3"/>
          <table:table-cell table:style-name="Default" office:value-type="string">
            <text:p>n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j</text:p>
          </table:table-cell>
          <table:table-cell table:style-name="Default" table:number-columns-repeated="3"/>
          <table:table-cell table:style-name="Default" office:value-type="string">
            <text:p>j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dj</text:p>
          </table:table-cell>
          <table:table-cell table:style-name="Default" table:number-columns-repeated="3"/>
          <table:table-cell table:style-name="Default" office:value-type="string">
            <text:p>dj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>
            <text:p>t'sh</text:p>
          </table:table-cell>
          <table:table-cell table:style-name="Default" table:number-columns-repeated="3"/>
          <table:table-cell table:style-name="Default" office:value-type="string">
            <text:p>t'sh</text:p>
          </table:table-cell>
          <table:table-cell table:number-columns-repeated="4"/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yi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10/17/2015</text:date>, <text:time>16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23:57:42.85</meta:creation-date>
    <dc:date>2015-10-17T16:32:39.68</dc:date>
    <meta:editing-duration>P3DT20H34M22S</meta:editing-duration>
    <meta:editing-cycles>28</meta:editing-cycles>
    <meta:generator>LibreOffice/3.4$Win32 LibreOffice_project/340m1$Build-602</meta:generator>
    <meta:document-statistic meta:table-count="2" meta:cell-count="814" meta:object-count="0"/>
  </office:meta>
</office:document-meta>
</file>